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811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539in"/>
    </style:style>
    <style:style style:name="co4" style:family="table-column">
      <style:table-column-properties fo:break-before="auto" style:column-width="1.2161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0972in"/>
    </style:style>
    <style:style style:name="co7" style:family="table-column">
      <style:table-column-properties fo:break-before="auto" style:column-width="1.3453in"/>
    </style:style>
    <style:style style:name="co8" style:family="table-column">
      <style:table-column-properties fo:break-before="auto" style:column-width="1.9583in"/>
    </style:style>
    <style:style style:name="co9" style:family="table-column">
      <style:table-column-properties fo:break-before="auto" style:column-width="0.6882in"/>
    </style:style>
    <style:style style:name="co10" style:family="table-column">
      <style:table-column-properties fo:break-before="auto" style:column-width="0.8819in"/>
    </style:style>
    <style:style style:name="co11" style:family="table-column">
      <style:table-column-properties fo:break-before="auto" style:column-width="0.7098in"/>
    </style:style>
    <style:style style:name="co12" style:family="table-column">
      <style:table-column-properties fo:break-before="auto" style:column-width="0.498in"/>
    </style:style>
    <style:style style:name="co13" style:family="table-column">
      <style:table-column-properties fo:break-before="auto" style:column-width="1.0543in"/>
    </style:style>
    <style:style style:name="co14" style:family="table-column">
      <style:table-column-properties fo:break-before="auto" style:column-width="0.7744in"/>
    </style:style>
    <style:style style:name="co15" style:family="table-column">
      <style:table-column-properties fo:break-before="auto" style:column-width="0.8173in"/>
    </style:style>
    <style:style style:name="co16" style:family="table-column">
      <style:table-column-properties fo:break-before="auto" style:column-width="0.6161in"/>
    </style:style>
    <style:style style:name="co17" style:family="table-column">
      <style:table-column-properties fo:break-before="auto" style:column-width="0.702in"/>
    </style:style>
    <style:style style:name="co18" style:family="table-column">
      <style:table-column-properties fo:break-before="auto" style:column-width="0.7854in"/>
    </style:style>
    <style:style style:name="co19" style:family="table-column">
      <style:table-column-properties fo:break-before="auto" style:column-width="0.602in"/>
    </style:style>
    <style:style style:name="co20" style:family="table-column">
      <style:table-column-properties fo:break-before="auto" style:column-width="1.2909in"/>
    </style:style>
    <style:style style:name="ro1" style:family="table-row">
      <style:table-row-properties style:row-height="0.361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bottom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wrap-option="wrap"/>
      <style:text-properties style:text-outline="false" fo:language="en" fo:country="US" fo:text-shadow="none" style:text-underline-mode="continuous" style:text-overline-mode="continuous" style:text-line-through-mode="continuous" style:language-asian="zh" style:country-asian="CN" style:font-name-complex="DejaVu Sans" style:font-size-complex="10pt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0008in solid #000000" fo:border-left="none" fo:border-right="none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CPU+GPU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1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office:value-type="string">
            <text:p>MPI times</text:p>
          </table:table-cell>
          <table:table-cell table:style-name="ce1" office:value-type="string">
            <text:p>Iterations times (-disk -MPI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/MPI IO –prep)</text:p>
          </table:table-cell>
          <table:table-cell office:value-type="string">
            <text:p>Disk IO times (may be affected by caching)</text:p>
          </table:table-cell>
          <table:table-cell table:style-name="ce1" office:value-type="string">
            <text:p>Max iterations comp time (-disk IO, -MPI delays due to differences in disk IO)</text:p>
          </table:table-cell>
          <table:table-cell table:style-name="ce1" office:value-type="string">
            <text:p>mean time per SNP per iteration</text:p>
          </table:table-cell>
          <table:table-cell table:number-columns-repeated="1010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86">
            <text:p>80086</text:p>
          </table:table-cell>
          <table:table-cell table:style-name="ce1" office:value-type="float" office:value="448.395">
            <text:p>448.395</text:p>
          </table:table-cell>
          <table:table-cell office:value-type="float" office:value="0.00732">
            <text:p>0.00732</text:p>
          </table:table-cell>
          <table:table-cell table:style-name="ce1" table:formula="of:=[.G2]-[.H2]" office:value-type="float" office:value="448.38768">
            <text:p>448.38768</text:p>
          </table:table-cell>
          <table:table-cell table:style-name="ce1" office:value-type="float" office:value="91.3175">
            <text:p>91.3175</text:p>
          </table:table-cell>
          <table:table-cell table:formula="of:=[.I2]-[.J2]" office:value-type="float" office:value="357.07018">
            <text:p>357.07018</text:p>
          </table:table-cell>
          <table:table-cell office:value-type="float" office:value="70.5067">
            <text:p>70.5067</text:p>
          </table:table-cell>
          <table:table-cell table:style-name="ce1" table:formula="of:=MAX([.I2])+MIN([.H2])" office:value-type="float" office:value="448.395">
            <text:p>448.395</text:p>
          </table:table-cell>
          <table:table-cell table:style-name="ce1" table:formula="of:=([.M2]/[.A2])/[.C2]" office:value-type="float" office:value="0.0000089679">
            <text:p>0.0000089679</text:p>
          </table:table-cell>
          <table:table-cell table:number-columns-repeated="1010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83">
            <text:p>80083</text:p>
          </table:table-cell>
          <table:table-cell table:style-name="ce1" office:value-type="float" office:value="205.254">
            <text:p>205.254</text:p>
          </table:table-cell>
          <table:table-cell office:value-type="float" office:value="0.024019">
            <text:p>0.024019</text:p>
          </table:table-cell>
          <table:table-cell table:style-name="ce1" table:formula="of:=[.G4]-[.H4]" office:value-type="float" office:value="205.229981">
            <text:p>205.229981</text:p>
          </table:table-cell>
          <table:table-cell table:style-name="ce1" office:value-type="float" office:value="44.0304">
            <text:p>44.0304</text:p>
          </table:table-cell>
          <table:table-cell table:formula="of:=[.I4]-[.J4]" office:value-type="float" office:value="161.199581">
            <text:p>161.199581</text:p>
          </table:table-cell>
          <table:table-cell office:value-type="float" office:value="63.637">
            <text:p>63.637</text:p>
          </table:table-cell>
          <table:table-cell table:style-name="ce1" table:formula="of:=MAX([.I4:.I5])+MIN([.H4:.H5])" office:value-type="float" office:value="205.254">
            <text:p>205.254</text:p>
          </table:table-cell>
          <table:table-cell table:style-name="ce1" table:formula="of:=([.M4]/[.A4])/[.C4]" office:value-type="float" office:value="0.00000410508">
            <text:p>0.00000410508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205.073">
            <text:p>205.073</text:p>
          </table:table-cell>
          <table:table-cell office:value-type="float" office:value="10.732">
            <text:p>10.732</text:p>
          </table:table-cell>
          <table:table-cell table:style-name="ce1" table:formula="of:=[.G5]-[.H5]" office:value-type="float" office:value="194.341">
            <text:p>194.341</text:p>
          </table:table-cell>
          <table:table-cell office:value-type="float" office:value="37.7781">
            <text:p>37.7781</text:p>
          </table:table-cell>
          <table:table-cell table:formula="of:=[.I5]-[.J5]" office:value-type="float" office:value="156.5629">
            <text:p>156.5629</text:p>
          </table:table-cell>
          <table:table-cell office:value-type="float" office:value="64.4584">
            <text:p>64.458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84">
            <text:p>80084</text:p>
          </table:table-cell>
          <table:table-cell table:style-name="ce1" office:value-type="float" office:value="103.058">
            <text:p>103.058</text:p>
          </table:table-cell>
          <table:table-cell office:value-type="float" office:value="1.41318">
            <text:p>1.41318</text:p>
          </table:table-cell>
          <table:table-cell table:style-name="ce1" table:formula="of:=[.G7]-[.H7]" office:value-type="float" office:value="101.64482">
            <text:p>101.64482</text:p>
          </table:table-cell>
          <table:table-cell table:style-name="ce1" office:value-type="float" office:value="22.0472">
            <text:p>22.0472</text:p>
          </table:table-cell>
          <table:table-cell table:formula="of:=[.I7]-[.J7]" office:value-type="float" office:value="79.59762">
            <text:p>79.59762</text:p>
          </table:table-cell>
          <table:table-cell office:value-type="float" office:value="52.7863">
            <text:p>52.7863</text:p>
          </table:table-cell>
          <table:table-cell table:style-name="ce1" table:formula="of:=MAX([.I7:.I10])+MIN([.H7:.H10])" office:value-type="float" office:value="101.927352">
            <text:p>101.927352</text:p>
          </table:table-cell>
          <table:table-cell table:style-name="ce1" table:formula="of:=([.M7]/[.A7])/[.C7]" office:value-type="float" office:value="0.00000203854704">
            <text:p>0.00000203854704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103.014">
            <text:p>103.014</text:p>
          </table:table-cell>
          <table:table-cell office:value-type="float" office:value="6.76477">
            <text:p>6.76477</text:p>
          </table:table-cell>
          <table:table-cell table:style-name="ce1" table:formula="of:=[.G8]-[.H8]" office:value-type="float" office:value="96.24923">
            <text:p>96.24923</text:p>
          </table:table-cell>
          <table:table-cell office:value-type="float" office:value="18.6737">
            <text:p>18.6737</text:p>
          </table:table-cell>
          <table:table-cell table:formula="of:=[.I8]-[.J8]" office:value-type="float" office:value="77.57553">
            <text:p>77.57553</text:p>
          </table:table-cell>
          <table:table-cell office:value-type="float" office:value="53.2061">
            <text:p>53.2061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1.763">
            <text:p>101.763</text:p>
          </table:table-cell>
          <table:table-cell office:value-type="float" office:value="0.282532">
            <text:p>0.282532</text:p>
          </table:table-cell>
          <table:table-cell table:style-name="ce1" table:formula="of:=[.G9]-[.H9]" office:value-type="float" office:value="101.480468">
            <text:p>101.480468</text:p>
          </table:table-cell>
          <table:table-cell office:value-type="float" office:value="22.0487">
            <text:p>22.0487</text:p>
          </table:table-cell>
          <table:table-cell table:formula="of:=[.I9]-[.J9]" office:value-type="float" office:value="79.431768">
            <text:p>79.431768</text:p>
          </table:table-cell>
          <table:table-cell office:value-type="float" office:value="54.1222">
            <text:p>54.122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02.326">
            <text:p>102.326</text:p>
          </table:table-cell>
          <table:table-cell office:value-type="float" office:value="6.70449">
            <text:p>6.70449</text:p>
          </table:table-cell>
          <table:table-cell table:style-name="ce1" table:formula="of:=[.G10]-[.H10]" office:value-type="float" office:value="95.62151">
            <text:p>95.62151</text:p>
          </table:table-cell>
          <table:table-cell office:value-type="float" office:value="18.6847">
            <text:p>18.6847</text:p>
          </table:table-cell>
          <table:table-cell table:formula="of:=[.I10]-[.J10]" office:value-type="float" office:value="76.93681">
            <text:p>76.93681</text:p>
          </table:table-cell>
          <table:table-cell office:value-type="float" office:value="53.8714">
            <text:p>53.8714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87">
            <text:p>80087</text:p>
          </table:table-cell>
          <table:table-cell table:style-name="ce1" office:value-type="float" office:value="53.5442">
            <text:p>53.5442</text:p>
          </table:table-cell>
          <table:table-cell office:value-type="float" office:value="1.83212">
            <text:p>1.83212</text:p>
          </table:table-cell>
          <table:table-cell table:style-name="ce1" table:formula="of:=[.G12]-[.H12]" office:value-type="float" office:value="51.71208">
            <text:p>51.71208</text:p>
          </table:table-cell>
          <table:table-cell table:style-name="ce1" office:value-type="float" office:value="11.238">
            <text:p>11.238</text:p>
          </table:table-cell>
          <table:table-cell table:formula="of:=[.I12]-[.J12]" office:value-type="float" office:value="40.47408">
            <text:p>40.47408</text:p>
          </table:table-cell>
          <table:table-cell office:value-type="float" office:value="51.9967">
            <text:p>51.9967</text:p>
          </table:table-cell>
          <table:table-cell table:style-name="ce1" table:formula="of:=MAX([.I12:.I19])+MIN([.H12:.H19])" office:value-type="float" office:value="53.1468">
            <text:p>53.1468</text:p>
          </table:table-cell>
          <table:table-cell table:style-name="ce1" table:formula="of:=([.M12]/[.A12])/[.C12]" office:value-type="float" office:value="0.000001062936">
            <text:p>0.000001062936</text:p>
          </table:table-cell>
          <table:table-cell table:number-columns-repeated="1010"/>
        </table:table-row>
        <table:table-row table:style-name="ro2">
          <table:table-cell table:number-columns-repeated="6"/>
          <table:table-cell table:style-name="ce1" office:value-type="float" office:value="55.6942">
            <text:p>55.6942</text:p>
          </table:table-cell>
          <table:table-cell office:value-type="float" office:value="5.96108">
            <text:p>5.96108</text:p>
          </table:table-cell>
          <table:table-cell table:style-name="ce1" table:formula="of:=[.G13]-[.H13]" office:value-type="float" office:value="49.73312">
            <text:p>49.73312</text:p>
          </table:table-cell>
          <table:table-cell office:value-type="float" office:value="9.41665">
            <text:p>9.41665</text:p>
          </table:table-cell>
          <table:table-cell table:formula="of:=[.I13]-[.J13]" office:value-type="float" office:value="40.31647">
            <text:p>40.31647</text:p>
          </table:table-cell>
          <table:table-cell office:value-type="float" office:value="50.058">
            <text:p>50.05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4.5587">
            <text:p>54.5587</text:p>
          </table:table-cell>
          <table:table-cell office:value-type="float" office:value="3.01903">
            <text:p>3.01903</text:p>
          </table:table-cell>
          <table:table-cell table:style-name="ce1" table:formula="of:=[.G14]-[.H14]" office:value-type="float" office:value="51.53967">
            <text:p>51.53967</text:p>
          </table:table-cell>
          <table:table-cell office:value-type="float" office:value="11.1953">
            <text:p>11.1953</text:p>
          </table:table-cell>
          <table:table-cell table:formula="of:=[.I14]-[.J14]" office:value-type="float" office:value="40.34437">
            <text:p>40.34437</text:p>
          </table:table-cell>
          <table:table-cell office:value-type="float" office:value="51.0305">
            <text:p>5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5.5364">
            <text:p>55.5364</text:p>
          </table:table-cell>
          <table:table-cell office:value-type="float" office:value="6.41527">
            <text:p>6.41527</text:p>
          </table:table-cell>
          <table:table-cell table:style-name="ce1" table:formula="of:=[.G15]-[.H15]" office:value-type="float" office:value="49.12113">
            <text:p>49.12113</text:p>
          </table:table-cell>
          <table:table-cell office:value-type="float" office:value="9.39874">
            <text:p>9.39874</text:p>
          </table:table-cell>
          <table:table-cell table:formula="of:=[.I15]-[.J15]" office:value-type="float" office:value="39.72239">
            <text:p>39.72239</text:p>
          </table:table-cell>
          <table:table-cell office:value-type="float" office:value="50.2193">
            <text:p>50.2193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3.1468">
            <text:p>53.1468</text:p>
          </table:table-cell>
          <table:table-cell office:value-type="float" office:value="0.464729">
            <text:p>0.464729</text:p>
          </table:table-cell>
          <table:table-cell table:style-name="ce1" table:formula="of:=[.G16]-[.H16]" office:value-type="float" office:value="52.682071">
            <text:p>52.682071</text:p>
          </table:table-cell>
          <table:table-cell office:value-type="float" office:value="10.9125">
            <text:p>10.9125</text:p>
          </table:table-cell>
          <table:table-cell table:formula="of:=[.I16]-[.J16]" office:value-type="float" office:value="41.769571">
            <text:p>41.769571</text:p>
          </table:table-cell>
          <table:table-cell office:value-type="float" office:value="52.4362">
            <text:p>52.43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51.4222">
            <text:p>51.4222</text:p>
          </table:table-cell>
          <table:table-cell office:value-type="float" office:value="1.92113">
            <text:p>1.92113</text:p>
          </table:table-cell>
          <table:table-cell table:style-name="ce1" table:formula="of:=[.G17]-[.H17]" office:value-type="float" office:value="49.50107">
            <text:p>49.50107</text:p>
          </table:table-cell>
          <table:table-cell office:value-type="float" office:value="9.35407">
            <text:p>9.35407</text:p>
          </table:table-cell>
          <table:table-cell table:formula="of:=[.I17]-[.J17]" office:value-type="float" office:value="40.147">
            <text:p>40.147</text:p>
          </table:table-cell>
          <table:table-cell office:value-type="float" office:value="54.3299">
            <text:p>54.3299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78.7789">
            <text:p>78.7789</text:p>
          </table:table-cell>
          <table:table-cell office:value-type="float" office:value="27.0892">
            <text:p>27.0892</text:p>
          </table:table-cell>
          <table:table-cell table:style-name="ce1" table:formula="of:=[.G18]-[.H18]" office:value-type="float" office:value="51.6897">
            <text:p>51.6897</text:p>
          </table:table-cell>
          <table:table-cell office:value-type="float" office:value="11.1305">
            <text:p>11.1305</text:p>
          </table:table-cell>
          <table:table-cell table:formula="of:=[.I18]-[.J18]" office:value-type="float" office:value="40.5592">
            <text:p>40.5592</text:p>
          </table:table-cell>
          <table:table-cell office:value-type="float" office:value="26.7788">
            <text:p>26.7788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92.3592">
            <text:p>92.3592</text:p>
          </table:table-cell>
          <table:table-cell office:value-type="float" office:value="42.5689">
            <text:p>42.5689</text:p>
          </table:table-cell>
          <table:table-cell table:style-name="ce1" table:formula="of:=[.G19]-[.H19]" office:value-type="float" office:value="49.7903">
            <text:p>49.7903</text:p>
          </table:table-cell>
          <table:table-cell office:value-type="float" office:value="9.41877">
            <text:p>9.41877</text:p>
          </table:table-cell>
          <table:table-cell table:formula="of:=[.I19]-[.J19]" office:value-type="float" office:value="40.37153">
            <text:p>40.37153</text:p>
          </table:table-cell>
          <table:table-cell office:value-type="float" office:value="13.379">
            <text:p>13.379</text:p>
          </table:table-cell>
          <table:table-cell table:number-columns-repeated="1012"/>
        </table:table-row>
        <table:table-row table:style-name="ro2">
          <table:table-cell table:number-columns-repeated="8"/>
          <table:table-cell table:style-name="ce1"/>
          <table:table-cell table:number-columns-repeated="1015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88">
            <text:p>80088</text:p>
          </table:table-cell>
          <table:table-cell office:value-type="float" office:value="35.9259">
            <text:p>35.9259</text:p>
          </table:table-cell>
          <table:table-cell office:value-type="float" office:value="7.7908">
            <text:p>7.7908</text:p>
          </table:table-cell>
          <table:table-cell table:style-name="ce1" table:formula="of:=[.G21]-[.H21]" office:value-type="float" office:value="28.1351">
            <text:p>28.1351</text:p>
          </table:table-cell>
          <table:table-cell table:style-name="ce1" office:value-type="float" office:value="5.5675">
            <text:p>5.5675</text:p>
          </table:table-cell>
          <table:table-cell table:formula="of:=[.I21]-[.J21]" office:value-type="float" office:value="22.5676">
            <text:p>22.5676</text:p>
          </table:table-cell>
          <table:table-cell office:value-type="float" office:value="23.4857">
            <text:p>23.4857</text:p>
          </table:table-cell>
          <table:table-cell table:style-name="ce1" table:formula="of:=MAX([.I21:.I36])+MIN([.H21:.H36])" office:value-type="float" office:value="28.808468">
            <text:p>28.808468</text:p>
          </table:table-cell>
          <table:table-cell table:style-name="ce1" table:formula="of:=([.M21]/[.A21])/[.C21]" office:value-type="float" office:value="0.00000057616936">
            <text:p>0.00000057616936</text:p>
          </table:table-cell>
          <table:table-cell table:number-columns-repeated="1010"/>
        </table:table-row>
        <table:table-row table:style-name="ro2">
          <table:table-cell table:number-columns-repeated="6"/>
          <table:table-cell office:value-type="float" office:value="35.0652">
            <text:p>35.0652</text:p>
          </table:table-cell>
          <table:table-cell office:value-type="float" office:value="8.74457">
            <text:p>8.74457</text:p>
          </table:table-cell>
          <table:table-cell table:style-name="ce1" table:formula="of:=[.G22]-[.H22]" office:value-type="float" office:value="26.32063">
            <text:p>26.32063</text:p>
          </table:table-cell>
          <table:table-cell office:value-type="float" office:value="4.6814">
            <text:p>4.6814</text:p>
          </table:table-cell>
          <table:table-cell table:formula="of:=[.I22]-[.J22]" office:value-type="float" office:value="21.63923">
            <text:p>21.63923</text:p>
          </table:table-cell>
          <table:table-cell office:value-type="float" office:value="24.449">
            <text:p>24.449</text:p>
          </table:table-cell>
          <table:table-cell table:number-columns-repeated="1012"/>
        </table:table-row>
        <table:table-row table:style-name="ro2">
          <table:table-cell>
            <draw:frame table:end-cell-address="'CPU+GPU'.E60" table:end-x="1.1626in" table:end-y="0.0717in" draw:z-index="0" draw:style-name="gr1" svg:width="5.9406in" svg:height="6.6421in" svg:x="0.2343in" svg:y="0.085in">
              <draw:object draw:notify-on-update-of-ranges="'CPU+GPU'.D2:'CPU+GPU'.D21 'CPU+GPU'.N2:'CPU+GPU'.N2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 office:value-type="float" office:value="41.7892">
            <text:p>41.7892</text:p>
          </table:table-cell>
          <table:table-cell office:value-type="float" office:value="13.7648">
            <text:p>13.7648</text:p>
          </table:table-cell>
          <table:table-cell table:style-name="ce1" table:formula="of:=[.G23]-[.H23]" office:value-type="float" office:value="28.0244">
            <text:p>28.0244</text:p>
          </table:table-cell>
          <table:table-cell office:value-type="float" office:value="5.63653">
            <text:p>5.63653</text:p>
          </table:table-cell>
          <table:table-cell table:formula="of:=[.I23]-[.J23]" office:value-type="float" office:value="22.38787">
            <text:p>22.38787</text:p>
          </table:table-cell>
          <table:table-cell office:value-type="float" office:value="17.6207">
            <text:p>17.620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3439">
            <text:p>37.3439</text:p>
          </table:table-cell>
          <table:table-cell office:value-type="float" office:value="12.7805">
            <text:p>12.7805</text:p>
          </table:table-cell>
          <table:table-cell table:style-name="ce1" table:formula="of:=[.G24]-[.H24]" office:value-type="float" office:value="24.5634">
            <text:p>24.5634</text:p>
          </table:table-cell>
          <table:table-cell office:value-type="float" office:value="4.9624">
            <text:p>4.9624</text:p>
          </table:table-cell>
          <table:table-cell table:formula="of:=[.I24]-[.J24]" office:value-type="float" office:value="19.601">
            <text:p>19.601</text:p>
          </table:table-cell>
          <table:table-cell office:value-type="float" office:value="22.1652">
            <text:p>22.165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40.5318">
            <text:p>40.5318</text:p>
          </table:table-cell>
          <table:table-cell office:value-type="float" office:value="12.7169">
            <text:p>12.7169</text:p>
          </table:table-cell>
          <table:table-cell table:style-name="ce1" table:formula="of:=[.G25]-[.H25]" office:value-type="float" office:value="27.8149">
            <text:p>27.8149</text:p>
          </table:table-cell>
          <table:table-cell office:value-type="float" office:value="5.4994">
            <text:p>5.4994</text:p>
          </table:table-cell>
          <table:table-cell table:formula="of:=[.I25]-[.J25]" office:value-type="float" office:value="22.3155">
            <text:p>22.3155</text:p>
          </table:table-cell>
          <table:table-cell office:value-type="float" office:value="18.8679">
            <text:p>18.867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0811">
            <text:p>36.0811</text:p>
          </table:table-cell>
          <table:table-cell office:value-type="float" office:value="11.8699">
            <text:p>11.8699</text:p>
          </table:table-cell>
          <table:table-cell table:style-name="ce1" table:formula="of:=[.G26]-[.H26]" office:value-type="float" office:value="24.2112">
            <text:p>24.2112</text:p>
          </table:table-cell>
          <table:table-cell office:value-type="float" office:value="4.96669">
            <text:p>4.96669</text:p>
          </table:table-cell>
          <table:table-cell table:formula="of:=[.I26]-[.J26]" office:value-type="float" office:value="19.24451">
            <text:p>19.24451</text:p>
          </table:table-cell>
          <table:table-cell office:value-type="float" office:value="23.4194">
            <text:p>23.419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9.141">
            <text:p>39.141</text:p>
          </table:table-cell>
          <table:table-cell office:value-type="float" office:value="11.0914">
            <text:p>11.0914</text:p>
          </table:table-cell>
          <table:table-cell table:style-name="ce1" table:formula="of:=[.G27]-[.H27]" office:value-type="float" office:value="28.0496">
            <text:p>28.0496</text:p>
          </table:table-cell>
          <table:table-cell office:value-type="float" office:value="5.56359">
            <text:p>5.56359</text:p>
          </table:table-cell>
          <table:table-cell table:formula="of:=[.I27]-[.J27]" office:value-type="float" office:value="22.48601">
            <text:p>22.48601</text:p>
          </table:table-cell>
          <table:table-cell office:value-type="float" office:value="20.2502">
            <text:p>20.250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7.1874">
            <text:p>37.1874</text:p>
          </table:table-cell>
          <table:table-cell office:value-type="float" office:value="12.0954">
            <text:p>12.0954</text:p>
          </table:table-cell>
          <table:table-cell table:style-name="ce1" table:formula="of:=[.G28]-[.H28]" office:value-type="float" office:value="25.092">
            <text:p>25.092</text:p>
          </table:table-cell>
          <table:table-cell office:value-type="float" office:value="4.96563">
            <text:p>4.96563</text:p>
          </table:table-cell>
          <table:table-cell table:formula="of:=[.I28]-[.J28]" office:value-type="float" office:value="20.12637">
            <text:p>20.12637</text:p>
          </table:table-cell>
          <table:table-cell office:value-type="float" office:value="22.3211">
            <text:p>22.3211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6.8618">
            <text:p>36.8618</text:p>
          </table:table-cell>
          <table:table-cell office:value-type="float" office:value="8.96549">
            <text:p>8.96549</text:p>
          </table:table-cell>
          <table:table-cell table:style-name="ce1" table:formula="of:=[.G29]-[.H29]" office:value-type="float" office:value="27.89631">
            <text:p>27.89631</text:p>
          </table:table-cell>
          <table:table-cell office:value-type="float" office:value="5.54157">
            <text:p>5.54157</text:p>
          </table:table-cell>
          <table:table-cell table:formula="of:=[.I29]-[.J29]" office:value-type="float" office:value="22.35474">
            <text:p>22.35474</text:p>
          </table:table-cell>
          <table:table-cell office:value-type="float" office:value="22.5239">
            <text:p>22.5239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4.7912">
            <text:p>34.7912</text:p>
          </table:table-cell>
          <table:table-cell office:value-type="float" office:value="9.77314">
            <text:p>9.77314</text:p>
          </table:table-cell>
          <table:table-cell table:style-name="ce1" table:formula="of:=[.G30]-[.H30]" office:value-type="float" office:value="25.01806">
            <text:p>25.01806</text:p>
          </table:table-cell>
          <table:table-cell office:value-type="float" office:value="4.96179">
            <text:p>4.96179</text:p>
          </table:table-cell>
          <table:table-cell table:formula="of:=[.I30]-[.J30]" office:value-type="float" office:value="20.05627">
            <text:p>20.05627</text:p>
          </table:table-cell>
          <table:table-cell office:value-type="float" office:value="24.7164">
            <text:p>24.7164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1.6794">
            <text:p>31.6794</text:p>
          </table:table-cell>
          <table:table-cell office:value-type="float" office:value="5.29946">
            <text:p>5.29946</text:p>
          </table:table-cell>
          <table:table-cell table:style-name="ce1" table:formula="of:=[.G31]-[.H31]" office:value-type="float" office:value="26.37994">
            <text:p>26.37994</text:p>
          </table:table-cell>
          <table:table-cell office:value-type="float" office:value="5.76632">
            <text:p>5.76632</text:p>
          </table:table-cell>
          <table:table-cell table:formula="of:=[.I31]-[.J31]" office:value-type="float" office:value="20.61362">
            <text:p>20.61362</text:p>
          </table:table-cell>
          <table:table-cell office:value-type="float" office:value="27.7092">
            <text:p>27.709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33.07">
            <text:p>33.07</text:p>
          </table:table-cell>
          <table:table-cell office:value-type="float" office:value="7.10776">
            <text:p>7.10776</text:p>
          </table:table-cell>
          <table:table-cell table:style-name="ce1" table:formula="of:=[.G32]-[.H32]" office:value-type="float" office:value="25.96224">
            <text:p>25.96224</text:p>
          </table:table-cell>
          <table:table-cell office:value-type="float" office:value="4.67891">
            <text:p>4.67891</text:p>
          </table:table-cell>
          <table:table-cell table:formula="of:=[.I32]-[.J32]" office:value-type="float" office:value="21.28333">
            <text:p>21.28333</text:p>
          </table:table-cell>
          <table:table-cell office:value-type="float" office:value="26.4423">
            <text:p>26.4423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44">
            <text:p>28.0144</text:p>
          </table:table-cell>
          <table:table-cell office:value-type="float" office:value="1.12614">
            <text:p>1.12614</text:p>
          </table:table-cell>
          <table:table-cell table:style-name="ce1" table:formula="of:=[.G33]-[.H33]" office:value-type="float" office:value="26.88826">
            <text:p>26.88826</text:p>
          </table:table-cell>
          <table:table-cell office:value-type="float" office:value="5.7219">
            <text:p>5.7219</text:p>
          </table:table-cell>
          <table:table-cell table:formula="of:=[.I33]-[.J33]" office:value-type="float" office:value="21.16636">
            <text:p>21.16636</text:p>
          </table:table-cell>
          <table:table-cell office:value-type="float" office:value="31.3667">
            <text:p>31.3667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4629">
            <text:p>28.4629</text:p>
          </table:table-cell>
          <table:table-cell office:value-type="float" office:value="1.93116">
            <text:p>1.93116</text:p>
          </table:table-cell>
          <table:table-cell table:style-name="ce1" table:formula="of:=[.G34]-[.H34]" office:value-type="float" office:value="26.53174">
            <text:p>26.53174</text:p>
          </table:table-cell>
          <table:table-cell office:value-type="float" office:value="4.73835">
            <text:p>4.73835</text:p>
          </table:table-cell>
          <table:table-cell table:formula="of:=[.I34]-[.J34]" office:value-type="float" office:value="21.79339">
            <text:p>21.79339</text:p>
          </table:table-cell>
          <table:table-cell office:value-type="float" office:value="31.0305">
            <text:p>31.030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7504">
            <text:p>27.7504</text:p>
          </table:table-cell>
          <table:table-cell office:value-type="float" office:value="0.673368">
            <text:p>0.673368</text:p>
          </table:table-cell>
          <table:table-cell table:style-name="ce1" table:formula="of:=[.G35]-[.H35]" office:value-type="float" office:value="27.077032">
            <text:p>27.077032</text:p>
          </table:table-cell>
          <table:table-cell office:value-type="float" office:value="5.72608">
            <text:p>5.72608</text:p>
          </table:table-cell>
          <table:table-cell table:formula="of:=[.I35]-[.J35]" office:value-type="float" office:value="21.350952">
            <text:p>21.350952</text:p>
          </table:table-cell>
          <table:table-cell office:value-type="float" office:value="31.6785">
            <text:p>31.6785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8.0187">
            <text:p>28.0187</text:p>
          </table:table-cell>
          <table:table-cell office:value-type="float" office:value="2.05958">
            <text:p>2.05958</text:p>
          </table:table-cell>
          <table:table-cell table:style-name="ce1" table:formula="of:=[.G36]-[.H36]" office:value-type="float" office:value="25.95912">
            <text:p>25.95912</text:p>
          </table:table-cell>
          <table:table-cell office:value-type="float" office:value="4.73048">
            <text:p>4.73048</text:p>
          </table:table-cell>
          <table:table-cell table:formula="of:=[.I36]-[.J36]" office:value-type="float" office:value="21.22864">
            <text:p>21.22864</text:p>
          </table:table-cell>
          <table:table-cell office:value-type="float" office:value="31.4988">
            <text:p>31.4988</text:p>
          </table:table-cell>
          <table:table-cell table:number-columns-repeated="1012"/>
        </table:table-row>
        <table:table-row table:style-name="ro2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 table:style-name="ce2"/>
          <table:table-cell/>
          <table:table-cell table:style-name="ce2" table:number-columns-repeated="2"/>
          <table:table-cell table:number-columns-repeated="2"/>
          <table:table-cell table:style-name="ce2"/>
          <table:table-cell table:style-name="ce1"/>
          <table:table-cell table:style-name="ce2" table:number-columns-repeated="1009"/>
          <table:table-cell/>
        </table:table-row>
        <table:table-row table:style-name="ro2" table:number-rows-repeated="7">
          <table:table-cell table:style-name="ce2" table:number-columns-repeated="7"/>
          <table:table-cell/>
          <table:table-cell table:style-name="ce2" table:number-columns-repeated="2"/>
          <table:table-cell table:number-columns-repeated="2"/>
          <table:table-cell table:style-name="ce2" table:number-columns-repeated="1011"/>
          <table:table-cell/>
        </table:table-row>
        <table:table-row table:style-name="ro2">
          <table:table-cell table:number-columns-repeated="4"/>
          <table:table-cell table:style-name="ce1" table:number-columns-repeated="2"/>
          <table:table-cell/>
          <table:table-cell table:style-name="ce2"/>
          <table:table-cell/>
          <table:table-cell table:style-name="ce1"/>
          <table:table-cell table:style-name="ce2" table:number-columns-repeated="2"/>
          <table:table-cell table:style-name="ce1" table:number-columns-repeated="2"/>
          <table:table-cell table:number-columns-repeated="1010"/>
        </table:table-row>
        <table:table-row table:style-name="ro2" table:number-rows-repeated="7">
          <table:table-cell table:number-columns-repeated="7"/>
          <table:table-cell table:style-name="ce2"/>
          <table:table-cell table:number-columns-repeated="2"/>
          <table:table-cell table:style-name="ce2" table:number-columns-repeated="2"/>
          <table:table-cell table:number-columns-repeated="1012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tlab" table:style-name="ta2" table:print="false">
        <office:forms form:automatic-focus="false" form:apply-design-mode="false"/>
        <table:table-column table:style-name="co5" table:number-columns-repeated="6" table:default-cell-style-name="ce1"/>
        <table:table-row table:style-name="ro3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office:value-type="string">
            <text:p>iterations</text:p>
          </table:table-cell>
          <table:table-cell office:value-type="string">
            <text:p>times (-disk IO)</text:p>
          </table:table-cell>
          <table:table-cell office:value-type="string">
            <text:p>mean time</text:p>
          </table:table-cell>
          <table:table-cell office:value-type="string">
            <text:p>mean time per SNP per iteration</text:p>
          </table:table-cell>
        </table:table-row>
        <table:table-row table:style-name="ro4">
          <table:table-cell office:value-type="float" office:value="54872">
            <text:p>54872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table:style-name="ce3" office:value-type="float" office:value="475.4308">
            <text:p>475.4308</text:p>
          </table:table-cell>
          <table:table-cell table:formula="of:=AVERAGE([.D2])" office:value-type="float" office:value="475.4308">
            <text:p>475.4308</text:p>
          </table:table-cell>
          <table:table-cell table:formula="of:=([.E2]/[.A2])/[.C2]" office:value-type="float" office:value="0.000173287213879574">
            <text:p>0.000173287213879574</text:p>
          </table:table-cell>
        </table:table-row>
      </table:table>
      <table:table table:name="CPU single node" table:style-name="ta2" table:print="false">
        <office:forms form:automatic-focus="false" form:apply-design-mode="false"/>
        <table:table-column table:style-name="co5" table:number-columns-repeated="2" table:default-cell-style-name="ce1"/>
        <table:table-column table:style-name="co5" table:number-columns-repeated="2" table:default-cell-style-name="Default"/>
        <table:table-column table:style-name="co5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row table:style-name="ro4">
          <table:table-cell office:value-type="string">
            <text:p>input SNPs</text:p>
          </table:table-cell>
          <table:table-cell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CPU cores</text:p>
          </table:table-cell>
          <table:table-cell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formula="of:=[.A2]/[.D2]" office:value-type="float" office:value="1000000">
            <text:p>1000000</text:p>
          </table:table-cell>
          <table:table-cell table:style-name="ce1" office:value-type="float" office:value="448.297">
            <text:p>448.297</text:p>
          </table:table-cell>
          <table:table-cell table:style-name="ce1" table:formula="of:=MAX([.F2])" office:value-type="float" office:value="448.297">
            <text:p>448.297</text:p>
          </table:table-cell>
          <table:table-cell table:style-name="ce1" table:formula="of:=([.G2]/[.A2])/[.C2]" office:value-type="float" office:value="0.00000896594">
            <text:p>0.00000896594</text:p>
          </table:table-cell>
          <table:table-cell table:number-columns-repeated="2"/>
        </table:table-row>
        <table:table-row table:style-name="ro5">
          <table:table-cell table:number-columns-repeated="3"/>
          <table:table-cell table:style-name="ce1"/>
          <table:table-cell table:number-columns-repeated="6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2">
            <text:p>2</text:p>
          </table:table-cell>
          <table:table-cell table:formula="of:=[.A4]/[.D4]" office:value-type="float" office:value="500000">
            <text:p>500000</text:p>
          </table:table-cell>
          <table:table-cell office:value-type="float" office:value="203.842">
            <text:p>203.842</text:p>
          </table:table-cell>
          <table:table-cell table:style-name="ce1" table:formula="of:=MAX([.F4:.F5])" office:value-type="float" office:value="212.068">
            <text:p>212.068</text:p>
          </table:table-cell>
          <table:table-cell table:style-name="ce1" table:formula="of:=([.G4]/[.A4])/[.C4]" office:value-type="float" office:value="0.00000424136">
            <text:p>0.00000424136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2">
            <text:p>2</text:p>
          </table:table-cell>
          <table:table-cell table:formula="of:=[.A5]/[.D5]" office:value-type="float" office:value="500000">
            <text:p>500000</text:p>
          </table:table-cell>
          <table:table-cell office:value-type="float" office:value="212.068">
            <text:p>212.068</text:p>
          </table:table-cell>
          <table:table-cell table:number-columns-repeated="4"/>
        </table:table-row>
        <table:table-row table:style-name="ro5">
          <table:table-cell table:number-columns-repeated="10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4">
            <text:p>4</text:p>
          </table:table-cell>
          <table:table-cell table:formula="of:=[.A7]/[.D7]" office:value-type="float" office:value="250000">
            <text:p>250000</text:p>
          </table:table-cell>
          <table:table-cell office:value-type="float" office:value="129.961">
            <text:p>129.961</text:p>
          </table:table-cell>
          <table:table-cell table:style-name="ce1" table:formula="of:=MAX([.F7:.F10])" office:value-type="float" office:value="134.575">
            <text:p>134.575</text:p>
          </table:table-cell>
          <table:table-cell table:style-name="ce1" table:formula="of:=([.G7]/[.A7])/[.C7]" office:value-type="float" office:value="0.0000026915">
            <text:p>0.0000026915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8]/[.D8]" office:value-type="float" office:value="250000">
            <text:p>250000</text:p>
          </table:table-cell>
          <table:table-cell office:value-type="float" office:value="134.159">
            <text:p>134.15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9]/[.D9]" office:value-type="float" office:value="250000">
            <text:p>250000</text:p>
          </table:table-cell>
          <table:table-cell office:value-type="float" office:value="134.575">
            <text:p>134.57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4">
            <text:p>4</text:p>
          </table:table-cell>
          <table:table-cell table:formula="of:=[.A10]/[.D10]" office:value-type="float" office:value="250000">
            <text:p>250000</text:p>
          </table:table-cell>
          <table:table-cell office:value-type="float" office:value="130.262">
            <text:p>130.262</text:p>
          </table:table-cell>
          <table:table-cell table:number-columns-repeated="4"/>
        </table:table-row>
        <table:table-row table:style-name="ro5">
          <table:table-cell table:number-columns-repeated="2"/>
          <table:table-cell table:style-name="ce1"/>
          <table:table-cell table:number-columns-repeated="7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office:value-type="float" office:value="8">
            <text:p>8</text:p>
          </table:table-cell>
          <table:table-cell table:formula="of:=[.A12]/[.D12]" office:value-type="float" office:value="125000">
            <text:p>125000</text:p>
          </table:table-cell>
          <table:table-cell office:value-type="float" office:value="86.0249">
            <text:p>86.0249</text:p>
          </table:table-cell>
          <table:table-cell table:style-name="ce1" table:formula="of:=MAX([.F12:.F19])" office:value-type="float" office:value="88.4819">
            <text:p>88.4819</text:p>
          </table:table-cell>
          <table:table-cell table:style-name="ce1" table:formula="of:=([.G12]/[.A12])/[.C12]" office:value-type="float" office:value="0.000001769638">
            <text:p>0.000001769638</text:p>
          </table:table-cell>
          <table:table-cell table:number-columns-repeated="2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3]/[.D13]" office:value-type="float" office:value="125000">
            <text:p>125000</text:p>
          </table:table-cell>
          <table:table-cell office:value-type="float" office:value="88.4819">
            <text:p>88.4819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4]/[.D14]" office:value-type="float" office:value="125000">
            <text:p>125000</text:p>
          </table:table-cell>
          <table:table-cell office:value-type="float" office:value="87.2355">
            <text:p>87.235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5]/[.D15]" office:value-type="float" office:value="125000">
            <text:p>125000</text:p>
          </table:table-cell>
          <table:table-cell office:value-type="float" office:value="87.4647">
            <text:p>87.4647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6]/[.D16]" office:value-type="float" office:value="125000">
            <text:p>125000</text:p>
          </table:table-cell>
          <table:table-cell office:value-type="float" office:value="86.2982">
            <text:p>86.2982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7]/[.D17]" office:value-type="float" office:value="125000">
            <text:p>125000</text:p>
          </table:table-cell>
          <table:table-cell office:value-type="float" office:value="85.5945">
            <text:p>85.5945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8]/[.D18]" office:value-type="float" office:value="125000">
            <text:p>125000</text:p>
          </table:table-cell>
          <table:table-cell office:value-type="float" office:value="86.5448">
            <text:p>86.5448</text:p>
          </table:table-cell>
          <table:table-cell table:number-columns-repeated="4"/>
        </table:table-row>
        <table:table-row table:style-name="ro5">
          <table:table-cell office:value-type="float" office:value="1000000">
            <text:p>1000000</text:p>
          </table:table-cell>
          <table:table-cell office:value-type="float" office:value="4892">
            <text:p>4892</text:p>
          </table:table-cell>
          <table:table-cell/>
          <table:table-cell office:value-type="float" office:value="8">
            <text:p>8</text:p>
          </table:table-cell>
          <table:table-cell table:formula="of:=[.A19]/[.D19]" office:value-type="float" office:value="125000">
            <text:p>125000</text:p>
          </table:table-cell>
          <table:table-cell office:value-type="float" office:value="87.2427">
            <text:p>87.2427</text:p>
          </table:table-cell>
          <table:table-cell table:number-columns-repeated="4"/>
        </table:table-row>
        <table:table-row table:style-name="ro5">
          <table:table-cell table:style-name="Default"/>
          <table:table-cell table:style-name="Default">
            <draw:frame table:end-cell-address="'CPU single node'.H45" table:end-x="0.6354in" table:end-y="0.1618in" draw:z-index="0" draw:style-name="gr1" svg:width="5.7618in" svg:height="4.4831in" svg:x="0.4118in" svg:y="0.1067in">
              <draw:object draw:notify-on-update-of-ranges="'CPU single node'.D2:'CPU single node'.D12 'CPU single node'.H2:'CPU single node'.H12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 table:style-name="Default"/>
          <table:table-cell table:number-columns-repeated="5"/>
        </table:table-row>
        <table:table-row table:style-name="ro5">
          <table:table-cell table:number-columns-repeated="2"/>
          <table:table-cell table:style-name="ce1"/>
          <table:table-cell table:number-columns-repeated="2"/>
          <table:table-cell table:style-name="ce4"/>
          <table:table-cell table:style-name="ce1" table:number-columns-repeated="2"/>
          <table:table-cell table:number-columns-repeated="2"/>
        </table:table-row>
      </table:table>
      <table:table table:name="CPU multi n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ce5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0" table:default-cell-style-name="ce5"/>
        <table:table-column table:style-name="co5" table:number-columns-repeated="1009" table:default-cell-style-name="Default"/>
        <table:table-row table:style-name="ro3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job id</text:p>
          </table:table-cell>
          <table:table-cell table:style-name="ce1" office:value-type="string">
            <text:p>times (-disk/MPI IO )</text:p>
          </table:table-cell>
          <table:table-cell table:style-name="ce1" office:value-type="string">
            <text:p>MPI times</text:p>
          </table:table-cell>
          <table:table-cell table:style-name="ce1" office:value-type="string">
            <text:p>prep times</text:p>
          </table:table-cell>
          <table:table-cell table:style-name="ce1" office:value-type="string">
            <text:p>IO times</text:p>
          </table:table-cell>
          <table:table-cell table:style-name="ce1" office:value-type="string">
            <text:p>max time (comp + MPI, -disk)</text:p>
          </table:table-cell>
          <table:table-cell table:style-name="ce1" office:value-type="string">
            <text:p>mean time per SNP per iteration</text:p>
          </table:table-cell>
          <table:table-cell table:style-name="ce5">
            <draw:frame table:end-cell-address="'CPU multi node'.U26" table:end-x="0.4913in" table:end-y="0.0547in" draw:z-index="0" draw:style-name="gr1" svg:width="5.5693in" svg:height="4.7902in" svg:x="0.2563in" svg:y="0in">
              <draw:object draw:notify-on-update-of-ranges="'CPU multi node'.F2:'CPU multi node'.F21 'CPU multi node'.N2:'CPU multi node'.N2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style-name="ce5" table:number-columns-repeated="1008"/>
        </table:table-row>
        <table:table-row table:style-name="ro5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office:value-type="float" office:value="80098">
            <text:p>80098</text:p>
          </table:table-cell>
          <table:table-cell table:style-name="ce1" office:value-type="float" office:value="446.212">
            <text:p>446.212</text:p>
          </table:table-cell>
          <table:table-cell table:style-name="ce1" office:value-type="float" office:value="0.01095">
            <text:p>0.01095</text:p>
          </table:table-cell>
          <table:table-cell table:style-name="ce1" office:value-type="float" office:value="93.0377">
            <text:p>93.0377</text:p>
          </table:table-cell>
          <table:table-cell table:style-name="ce1" office:value-type="float" office:value="77.189">
            <text:p>77.189</text:p>
          </table:table-cell>
          <table:table-cell table:style-name="ce1" table:formula="of:=MAX([.I2])+MIN([.J2])" office:value-type="float" office:value="446.22295">
            <text:p>446.22295</text:p>
          </table:table-cell>
          <table:table-cell table:style-name="Default" table:formula="of:=[.M2]/[.A2]/[.C2]" office:value-type="float" office:value="0.000008924459">
            <text:p>0.000008924459</text:p>
          </table:table-cell>
          <table:table-cell table:number-columns-repeated="1009"/>
        </table:table-row>
        <table:table-row table:style-name="ro5">
          <table:table-cell table:style-name="ce1" table:number-columns-repeated="13"/>
          <table:table-cell table:style-name="Default"/>
          <table:table-cell table:number-columns-repeated="1009"/>
        </table:table-row>
        <table:table-row table:style-name="ro5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office:value-type="float" office:value="80102">
            <text:p>80102</text:p>
          </table:table-cell>
          <table:table-cell table:style-name="ce1" office:value-type="float" office:value="191.309">
            <text:p>191.309</text:p>
          </table:table-cell>
          <table:table-cell table:style-name="ce1" office:value-type="float" office:value="0.008628">
            <text:p>0.008628</text:p>
          </table:table-cell>
          <table:table-cell table:style-name="ce1" office:value-type="float" office:value="42.2931">
            <text:p>42.2931</text:p>
          </table:table-cell>
          <table:table-cell table:style-name="ce1" office:value-type="float" office:value="37.877">
            <text:p>37.877</text:p>
          </table:table-cell>
          <table:table-cell table:style-name="ce1" table:formula="of:=MAX([.I4:.I5])+MIN([.J4:.J5])" office:value-type="float" office:value="191.317628">
            <text:p>191.317628</text:p>
          </table:table-cell>
          <table:table-cell table:style-name="Default" table:formula="of:=[.M4]/[.A4]/[.C4]" office:value-type="float" office:value="0.00000382635256">
            <text:p>0.00000382635256</text:p>
          </table:table-cell>
          <table:table-cell table:number-columns-repeated="1009"/>
        </table:table-row>
        <table:table-row table:style-name="ro5">
          <table:table-cell table:style-name="ce1" table:number-columns-repeated="8"/>
          <table:table-cell table:style-name="ce1" office:value-type="float" office:value="164.061">
            <text:p>164.061</text:p>
          </table:table-cell>
          <table:table-cell table:style-name="ce1" office:value-type="float" office:value="39.3983">
            <text:p>39.3983</text:p>
          </table:table-cell>
          <table:table-cell table:style-name="ce1" office:value-type="float" office:value="37.4814">
            <text:p>37.4814</text:p>
          </table:table-cell>
          <table:table-cell table:style-name="ce1" office:value-type="float" office:value="26.3389">
            <text:p>26.3389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table:style-name="ce1" office:value-type="float" office:value="80146">
            <text:p>80146</text:p>
          </table:table-cell>
          <table:table-cell office:value-type="float" office:value="100.596">
            <text:p>100.596</text:p>
          </table:table-cell>
          <table:table-cell office:value-type="float" office:value="1.36908">
            <text:p>1.36908</text:p>
          </table:table-cell>
          <table:table-cell table:style-name="ce1" office:value-type="float" office:value="22.1834">
            <text:p>22.1834</text:p>
          </table:table-cell>
          <table:table-cell table:style-name="ce1" office:value-type="float" office:value="56.6321">
            <text:p>56.6321</text:p>
          </table:table-cell>
          <table:table-cell table:style-name="ce1" table:formula="of:=MAX([.I7:.I10])+MIN([.J7:.J10])" office:value-type="float" office:value="100.945837">
            <text:p>100.945837</text:p>
          </table:table-cell>
          <table:table-cell table:style-name="Default" table:formula="of:=[.M7]/[.A7]/[.C7]" office:value-type="float" office:value="0.00000201891674">
            <text:p>0.00000201891674</text:p>
          </table:table-cell>
          <table:table-cell table:number-columns-repeated="1009"/>
        </table:table-row>
        <table:table-row table:style-name="ro5">
          <table:table-cell table:style-name="ce1" table:number-columns-repeated="4"/>
          <table:table-cell/>
          <table:table-cell table:style-name="ce1" table:number-columns-repeated="3"/>
          <table:table-cell office:value-type="float" office:value="82.1675">
            <text:p>82.1675</text:p>
          </table:table-cell>
          <table:table-cell office:value-type="float" office:value="19.9132">
            <text:p>19.9132</text:p>
          </table:table-cell>
          <table:table-cell table:style-name="ce1" office:value-type="float" office:value="18.7261">
            <text:p>18.7261</text:p>
          </table:table-cell>
          <table:table-cell table:style-name="ce1" office:value-type="float" office:value="56.9628">
            <text:p>56.962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style-name="ce1" table:number-columns-repeated="4"/>
          <table:table-cell/>
          <table:table-cell table:style-name="ce1" table:number-columns-repeated="3"/>
          <table:table-cell office:value-type="float" office:value="100.652">
            <text:p>100.652</text:p>
          </table:table-cell>
          <table:table-cell office:value-type="float" office:value="0.293837">
            <text:p>0.293837</text:p>
          </table:table-cell>
          <table:table-cell table:style-name="ce1" office:value-type="float" office:value="22.2061">
            <text:p>22.2061</text:p>
          </table:table-cell>
          <table:table-cell table:style-name="ce1" office:value-type="float" office:value="57.648">
            <text:p>57.648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number-columns-repeated="8"/>
          <table:table-cell office:value-type="float" office:value="82.8879">
            <text:p>82.8879</text:p>
          </table:table-cell>
          <table:table-cell office:value-type="float" office:value="18.791">
            <text:p>18.791</text:p>
          </table:table-cell>
          <table:table-cell office:value-type="float" office:value="18.6851">
            <text:p>18.6851</text:p>
          </table:table-cell>
          <table:table-cell office:value-type="float" office:value="57.3555">
            <text:p>57.3555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table:style-name="ce1" office:value-type="float" office:value="80104">
            <text:p>80104</text:p>
          </table:table-cell>
          <table:table-cell office:value-type="float" office:value="50.3476">
            <text:p>50.3476</text:p>
          </table:table-cell>
          <table:table-cell office:value-type="float" office:value="4.67908">
            <text:p>4.67908</text:p>
          </table:table-cell>
          <table:table-cell table:style-name="ce1" office:value-type="float" office:value="11.1341">
            <text:p>11.1341</text:p>
          </table:table-cell>
          <table:table-cell table:style-name="ce1" office:value-type="float" office:value="6.38116">
            <text:p>6.38116</text:p>
          </table:table-cell>
          <table:table-cell table:style-name="ce1" table:formula="of:=MAX([.I12:.I19])+MIN([.J12:.J19])" office:value-type="float" office:value="50.888723">
            <text:p>50.888723</text:p>
          </table:table-cell>
          <table:table-cell table:style-name="Default" table:formula="of:=[.M12]/[.A12]/[.C12]" office:value-type="float" office:value="0.00000101777446">
            <text:p>0.00000101777446</text:p>
          </table:table-cell>
          <table:table-cell table:number-columns-repeated="1009"/>
        </table:table-row>
        <table:table-row table:style-name="ro5">
          <table:table-cell table:number-columns-repeated="8"/>
          <table:table-cell office:value-type="float" office:value="41.0276">
            <text:p>41.0276</text:p>
          </table:table-cell>
          <table:table-cell office:value-type="float" office:value="15.5809">
            <text:p>15.5809</text:p>
          </table:table-cell>
          <table:table-cell table:style-name="ce4" office:value-type="float" office:value="9.44065">
            <text:p>9.44065</text:p>
          </table:table-cell>
          <table:table-cell table:style-name="ce4" office:value-type="float" office:value="5.05476">
            <text:p>5.05476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number-columns-repeated="8"/>
          <table:table-cell office:value-type="float" office:value="50.6225">
            <text:p>50.6225</text:p>
          </table:table-cell>
          <table:table-cell office:value-type="float" office:value="1.37019">
            <text:p>1.37019</text:p>
          </table:table-cell>
          <table:table-cell office:value-type="float" office:value="11.3703">
            <text:p>11.3703</text:p>
          </table:table-cell>
          <table:table-cell office:value-type="float" office:value="9.50113">
            <text:p>9.50113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number-columns-repeated="8"/>
          <table:table-cell office:value-type="float" office:value="40.7644">
            <text:p>40.7644</text:p>
          </table:table-cell>
          <table:table-cell office:value-type="float" office:value="8.61371">
            <text:p>8.61371</text:p>
          </table:table-cell>
          <table:table-cell office:value-type="float" office:value="9.35417">
            <text:p>9.35417</text:p>
          </table:table-cell>
          <table:table-cell office:value-type="float" office:value="12.297">
            <text:p>12.297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50.4939">
            <text:p>50.4939</text:p>
          </table:table-cell>
          <table:table-cell office:value-type="float" office:value="0.266223">
            <text:p>0.266223</text:p>
          </table:table-cell>
          <table:table-cell office:value-type="float" office:value="11.1333">
            <text:p>11.1333</text:p>
          </table:table-cell>
          <table:table-cell office:value-type="float" office:value="10.7178">
            <text:p>10.7178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 table:number-columns-repeated="2"/>
          <table:table-cell office:value-type="float" office:value="40.9514">
            <text:p>40.9514</text:p>
          </table:table-cell>
          <table:table-cell office:value-type="float" office:value="14.0994">
            <text:p>14.0994</text:p>
          </table:table-cell>
          <table:table-cell table:style-name="ce1" office:value-type="float" office:value="9.43054">
            <text:p>9.43054</text:p>
          </table:table-cell>
          <table:table-cell table:style-name="ce1" office:value-type="float" office:value="6.62734">
            <text:p>6.62734</text:p>
          </table:table-cell>
          <table:table-cell table:style-name="ce1"/>
          <table:table-cell table:style-name="Default"/>
          <table:table-cell table:number-columns-repeated="1009"/>
        </table:table-row>
        <table:table-row table:style-name="ro5">
          <table:table-cell table:number-columns-repeated="8"/>
          <table:table-cell office:value-type="float" office:value="50.2921">
            <text:p>50.2921</text:p>
          </table:table-cell>
          <table:table-cell office:value-type="float" office:value="5.31589">
            <text:p>5.31589</text:p>
          </table:table-cell>
          <table:table-cell office:value-type="float" office:value="11.1152">
            <text:p>11.1152</text:p>
          </table:table-cell>
          <table:table-cell office:value-type="float" office:value="5.85752">
            <text:p>5.85752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number-columns-repeated="8"/>
          <table:table-cell office:value-type="float" office:value="41.0515">
            <text:p>41.0515</text:p>
          </table:table-cell>
          <table:table-cell office:value-type="float" office:value="16.0305">
            <text:p>16.0305</text:p>
          </table:table-cell>
          <table:table-cell office:value-type="float" office:value="9.42891">
            <text:p>9.42891</text:p>
          </table:table-cell>
          <table:table-cell office:value-type="float" office:value="4.5961">
            <text:p>4.5961</text:p>
          </table:table-cell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number-columns-repeated="12"/>
          <table:table-cell table:style-name="ce5"/>
          <table:table-cell table:style-name="Default"/>
          <table:table-cell table:number-columns-repeated="1009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table:style-name="ce1" office:value-type="float" office:value="80105">
            <text:p>80105</text:p>
          </table:table-cell>
          <table:table-cell office:value-type="float" office:value="25.1644">
            <text:p>25.1644</text:p>
          </table:table-cell>
          <table:table-cell office:value-type="float" office:value="11.1811">
            <text:p>11.1811</text:p>
          </table:table-cell>
          <table:table-cell table:style-name="ce1" office:value-type="float" office:value="5.57589">
            <text:p>5.57589</text:p>
          </table:table-cell>
          <table:table-cell table:style-name="ce1" office:value-type="float" office:value="3.25286">
            <text:p>3.25286</text:p>
          </table:table-cell>
          <table:table-cell table:style-name="ce1" table:formula="of:=MAX([.I21:.I36])+MIN([.J21:.J36])" office:value-type="float" office:value="26.191739">
            <text:p>26.191739</text:p>
          </table:table-cell>
          <table:table-cell table:style-name="Default" table:formula="of:=[.M21]/[.A21]/[.C21]" office:value-type="float" office:value="0.00000052383478">
            <text:p>0.00000052383478</text:p>
          </table:table-cell>
          <table:table-cell table:number-columns-repeated="1009"/>
        </table:table-row>
        <table:table-row table:style-name="ro5">
          <table:table-cell table:number-columns-repeated="8"/>
          <table:table-cell office:value-type="float" office:value="20.3882">
            <text:p>20.3882</text:p>
          </table:table-cell>
          <table:table-cell office:value-type="float" office:value="16.796">
            <text:p>16.796</text:p>
          </table:table-cell>
          <table:table-cell office:value-type="float" office:value="4.67668">
            <text:p>4.67668</text:p>
          </table:table-cell>
          <table:table-cell office:value-type="float" office:value="2.51979">
            <text:p>2.51979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3757">
            <text:p>25.3757</text:p>
          </table:table-cell>
          <table:table-cell office:value-type="float" office:value="10.8866">
            <text:p>10.8866</text:p>
          </table:table-cell>
          <table:table-cell office:value-type="float" office:value="5.58415">
            <text:p>5.58415</text:p>
          </table:table-cell>
          <table:table-cell office:value-type="float" office:value="3.29183">
            <text:p>3.29183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4895">
            <text:p>20.4895</text:p>
          </table:table-cell>
          <table:table-cell office:value-type="float" office:value="16.5275">
            <text:p>16.5275</text:p>
          </table:table-cell>
          <table:table-cell office:value-type="float" office:value="4.79816">
            <text:p>4.79816</text:p>
          </table:table-cell>
          <table:table-cell office:value-type="float" office:value="2.6743">
            <text:p>2.6743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38">
            <text:p>25.38</text:p>
          </table:table-cell>
          <table:table-cell office:value-type="float" office:value="10.839">
            <text:p>10.839</text:p>
          </table:table-cell>
          <table:table-cell office:value-type="float" office:value="5.57059">
            <text:p>5.57059</text:p>
          </table:table-cell>
          <table:table-cell office:value-type="float" office:value="3.3365">
            <text:p>3.3365</text:p>
          </table:table-cell>
          <table:table-cell table:number-columns-repeated="1011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 table:number-columns-repeated="2"/>
          <table:table-cell table:style-name="ce4" office:value-type="float" office:value="20.5962">
            <text:p>20.5962</text:p>
          </table:table-cell>
          <table:table-cell table:style-name="ce4" office:value-type="float" office:value="16.5426">
            <text:p>16.5426</text:p>
          </table:table-cell>
          <table:table-cell table:style-name="ce1" office:value-type="float" office:value="4.74927">
            <text:p>4.74927</text:p>
          </table:table-cell>
          <table:table-cell table:style-name="ce1" office:value-type="float" office:value="2.55429">
            <text:p>2.55429</text:p>
          </table:table-cell>
          <table:table-cell table:style-name="ce1" table:number-columns-repeated="2"/>
          <table:table-cell table:number-columns-repeated="1009"/>
        </table:table-row>
        <table:table-row table:style-name="ro5">
          <table:table-cell table:number-columns-repeated="8"/>
          <table:table-cell office:value-type="float" office:value="25.3093">
            <text:p>25.3093</text:p>
          </table:table-cell>
          <table:table-cell office:value-type="float" office:value="11.0737">
            <text:p>11.0737</text:p>
          </table:table-cell>
          <table:table-cell office:value-type="float" office:value="5.56759">
            <text:p>5.56759</text:p>
          </table:table-cell>
          <table:table-cell office:value-type="float" office:value="3.17192">
            <text:p>3.17192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425">
            <text:p>20.425</text:p>
          </table:table-cell>
          <table:table-cell office:value-type="float" office:value="16.6968">
            <text:p>16.6968</text:p>
          </table:table-cell>
          <table:table-cell office:value-type="float" office:value="4.67718">
            <text:p>4.67718</text:p>
          </table:table-cell>
          <table:table-cell office:value-type="float" office:value="2.56734">
            <text:p>2.56734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2412">
            <text:p>25.2412</text:p>
          </table:table-cell>
          <table:table-cell office:value-type="float" office:value="0.811739">
            <text:p>0.811739</text:p>
          </table:table-cell>
          <table:table-cell office:value-type="float" office:value="5.55471">
            <text:p>5.55471</text:p>
          </table:table-cell>
          <table:table-cell office:value-type="float" office:value="13.5168">
            <text:p>13.5168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5986">
            <text:p>20.5986</text:p>
          </table:table-cell>
          <table:table-cell office:value-type="float" office:value="5.54724">
            <text:p>5.54724</text:p>
          </table:table-cell>
          <table:table-cell office:value-type="float" office:value="4.73707">
            <text:p>4.73707</text:p>
          </table:table-cell>
          <table:table-cell office:value-type="float" office:value="13.548">
            <text:p>13.548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2104">
            <text:p>25.2104</text:p>
          </table:table-cell>
          <table:table-cell office:value-type="float" office:value="2.44927">
            <text:p>2.44927</text:p>
          </table:table-cell>
          <table:table-cell office:value-type="float" office:value="5.5723">
            <text:p>5.5723</text:p>
          </table:table-cell>
          <table:table-cell office:value-type="float" office:value="11.8976">
            <text:p>11.8976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5384">
            <text:p>20.5384</text:p>
          </table:table-cell>
          <table:table-cell office:value-type="float" office:value="8.20881">
            <text:p>8.20881</text:p>
          </table:table-cell>
          <table:table-cell office:value-type="float" office:value="4.71966">
            <text:p>4.71966</text:p>
          </table:table-cell>
          <table:table-cell office:value-type="float" office:value="10.945">
            <text:p>10.945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2355">
            <text:p>25.2355</text:p>
          </table:table-cell>
          <table:table-cell office:value-type="float" office:value="5.54978">
            <text:p>5.54978</text:p>
          </table:table-cell>
          <table:table-cell office:value-type="float" office:value="5.57787">
            <text:p>5.57787</text:p>
          </table:table-cell>
          <table:table-cell office:value-type="float" office:value="8.78131">
            <text:p>8.78131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5227">
            <text:p>20.5227</text:p>
          </table:table-cell>
          <table:table-cell office:value-type="float" office:value="10.6812">
            <text:p>10.6812</text:p>
          </table:table-cell>
          <table:table-cell office:value-type="float" office:value="4.77064">
            <text:p>4.77064</text:p>
          </table:table-cell>
          <table:table-cell office:value-type="float" office:value="8.47287">
            <text:p>8.47287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5.3384">
            <text:p>25.3384</text:p>
          </table:table-cell>
          <table:table-cell office:value-type="float" office:value="10.9926">
            <text:p>10.9926</text:p>
          </table:table-cell>
          <table:table-cell office:value-type="float" office:value="5.57107">
            <text:p>5.57107</text:p>
          </table:table-cell>
          <table:table-cell office:value-type="float" office:value="3.22443">
            <text:p>3.22443</text:p>
          </table:table-cell>
          <table:table-cell table:number-columns-repeated="1011"/>
        </table:table-row>
        <table:table-row table:style-name="ro5">
          <table:table-cell table:number-columns-repeated="8"/>
          <table:table-cell office:value-type="float" office:value="20.4149">
            <text:p>20.4149</text:p>
          </table:table-cell>
          <table:table-cell office:value-type="float" office:value="16.8303">
            <text:p>16.8303</text:p>
          </table:table-cell>
          <table:table-cell office:value-type="float" office:value="4.67936">
            <text:p>4.67936</text:p>
          </table:table-cell>
          <table:table-cell office:value-type="float" office:value="2.45432">
            <text:p>2.45432</text:p>
          </table:table-cell>
          <table:table-cell table:number-columns-repeated="1011"/>
        </table:table-row>
        <table:table-row table:style-name="ro5" table:number-rows-repeated="1048539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old CPU multi node" table:style-name="ta2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5"/>
        <table:table-column table:style-name="co16" table:default-cell-style-name="Default"/>
        <table:table-column table:style-name="co17" table:default-cell-style-name="Default"/>
        <table:table-column table:style-name="co20" table:default-cell-style-name="ce5"/>
        <table:table-column table:style-name="co5" table:number-columns-repeated="1014" table:default-cell-style-name="Default"/>
        <table:table-row table:style-name="ro4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nodes</text:p>
          </table:table-cell>
          <table:table-cell table:style-name="ce1" office:value-type="string">
            <text:p>CPU cores per node</text:p>
          </table:table-cell>
          <table:table-cell table:style-name="ce1" office:value-type="string">
            <text:p>total CPU cores</text:p>
          </table:table-cell>
          <table:table-cell table:style-name="ce1" office:value-type="string">
            <text:p>SNPs per CPU core</text:p>
          </table:table-cell>
          <table:table-cell table:style-name="ce1" office:value-type="string">
            <text:p>times (-disk IO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 table:style-name="ce5">
            <draw:frame table:end-cell-address="'old CPU multi node'.Q26" table:end-x="0.4791in" table:end-y="0.0539in" draw:z-index="0" draw:style-name="gr1" svg:width="5.5693in" svg:height="4.6346in" svg:x="0.2441in" svg:y="0in">
              <draw:object draw:notify-on-update-of-ranges="'old CPU multi node'.F2:'old CPU multi node'.F21 'old CPU multi node'.J2:'old CPU multi node'.J21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5" table:number-columns-repeated="1013"/>
        </table:table-row>
        <table:table-row table:style-name="ro5">
          <table:table-cell table:style-name="ce1" table:formula="of:=['CPU single node'.A2]" office:value-type="float" office:value="1000000">
            <text:p>1000000</text:p>
          </table:table-cell>
          <table:table-cell table:style-name="ce1" table:formula="of:=['CPU single node'.B2]" office:value-type="float" office:value="4892">
            <text:p>4892</text:p>
          </table:table-cell>
          <table:table-cell table:style-name="ce1" table:formula="of:=['CPU single node'.C2]" office:value-type="float" office:value="50">
            <text:p>50</text:p>
          </table:table-cell>
          <table:table-cell table:style-name="ce1" table:formula="of:=['CPU single node'.D2]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table:formula="of:=[.E2]*[.D2]" office:value-type="float" office:value="1">
            <text:p>1</text:p>
          </table:table-cell>
          <table:table-cell table:style-name="ce1" table:formula="of:=[.A2]/[.F2]" office:value-type="float" office:value="1000000">
            <text:p>1000000</text:p>
          </table:table-cell>
          <table:table-cell table:style-name="ce1" table:formula="of:=['CPU single node'.F2]" office:value-type="float" office:value="448.297">
            <text:p>448.297</text:p>
          </table:table-cell>
          <table:table-cell table:style-name="ce1" table:formula="of:=['CPU single node'.G2]" office:value-type="float" office:value="448.297">
            <text:p>448.297</text:p>
          </table:table-cell>
          <table:table-cell table:style-name="ce1" table:formula="of:=['CPU single node'.H2]" office:value-type="float" office:value="0.00000896594">
            <text:p>0.00000896594</text:p>
          </table:table-cell>
          <table:table-cell table:number-columns-repeated="1014"/>
        </table:table-row>
        <table:table-row table:style-name="ro5">
          <table:table-cell table:style-name="ce1" table:number-columns-repeated="10"/>
          <table:table-cell table:number-columns-repeated="1014"/>
        </table:table-row>
        <table:table-row table:style-name="ro5">
          <table:table-cell table:style-name="ce1" table:formula="of:=['CPU single node'.A4]" office:value-type="float" office:value="1000000">
            <text:p>1000000</text:p>
          </table:table-cell>
          <table:table-cell table:style-name="ce1" table:formula="of:=['CPU single node'.B4]" office:value-type="float" office:value="4892">
            <text:p>4892</text:p>
          </table:table-cell>
          <table:table-cell table:style-name="ce1" table:formula="of:=['CPU single node'.C4]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table:formula="of:=[.E4]*[.D4]" office:value-type="float" office:value="2">
            <text:p>2</text:p>
          </table:table-cell>
          <table:table-cell table:style-name="ce1" table:formula="of:=[.A4]/[.F4]" office:value-type="float" office:value="500000">
            <text:p>500000</text:p>
          </table:table-cell>
          <table:table-cell table:style-name="ce1" table:formula="of:=['CPU single node'.F4]" office:value-type="float" office:value="203.842">
            <text:p>203.842</text:p>
          </table:table-cell>
          <table:table-cell table:style-name="ce1" table:formula="of:=['CPU single node'.G4]" office:value-type="float" office:value="212.068">
            <text:p>212.068</text:p>
          </table:table-cell>
          <table:table-cell table:style-name="ce1" table:formula="of:=['CPU single node'.H4]" office:value-type="float" office:value="0.00000424136">
            <text:p>0.00000424136</text:p>
          </table:table-cell>
          <table:table-cell table:number-columns-repeated="1014"/>
        </table:table-row>
        <table:table-row table:style-name="ro5">
          <table:table-cell table:style-name="ce1" table:number-columns-repeated="7"/>
          <table:table-cell table:style-name="ce1" table:formula="of:=['CPU single node'.F5]" office:value-type="float" office:value="212.068">
            <text:p>212.06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office:value-type="float" office:value="2">
            <text:p>2</text:p>
          </table:table-cell>
          <table:table-cell table:style-name="ce1" table:formula="of:=[.E7]*[.D7]" office:value-type="float" office:value="4">
            <text:p>4</text:p>
          </table:table-cell>
          <table:table-cell table:style-name="ce1" table:formula="of:=[.A7]/[.F7]" office:value-type="float" office:value="250000">
            <text:p>250000</text:p>
          </table:table-cell>
          <table:table-cell office:value-type="float" office:value="106.615">
            <text:p>106.615</text:p>
          </table:table-cell>
          <table:table-cell table:style-name="ce1" table:formula="of:=MAX([.H7:.H10])" office:value-type="float" office:value="106.615">
            <text:p>106.615</text:p>
          </table:table-cell>
          <table:table-cell table:style-name="ce1" table:formula="of:=([.I7]/[.A7])/[.C7]" office:value-type="float" office:value="0.0000021323">
            <text:p>0.0000021323</text:p>
          </table:table-cell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6.425">
            <text:p>106.42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style-name="ce1" table:number-columns-repeated="4"/>
          <table:table-cell/>
          <table:table-cell table:style-name="ce1" table:number-columns-repeated="2"/>
          <table:table-cell office:value-type="float" office:value="105.006">
            <text:p>105.006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105.208">
            <text:p>105.208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1" table:formula="of:=[.E12]*[.D12]" office:value-type="float" office:value="8">
            <text:p>8</text:p>
          </table:table-cell>
          <table:table-cell table:style-name="ce1" table:formula="of:=[.A12]/[.F12]" office:value-type="float" office:value="125000">
            <text:p>125000</text:p>
          </table:table-cell>
          <table:table-cell office:value-type="float" office:value="49.6679">
            <text:p>49.6679</text:p>
          </table:table-cell>
          <table:table-cell table:style-name="ce1" table:formula="of:=MAX([.H12:.H19])" office:value-type="float" office:value="60.5113">
            <text:p>60.5113</text:p>
          </table:table-cell>
          <table:table-cell table:style-name="ce1" table:formula="of:=([.I12]/[.A12])/[.C12]" office:value-type="float" office:value="0.000001210226">
            <text:p>0.000001210226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49.3425">
            <text:p>49.3425</text:p>
          </table:table-cell>
          <table:table-cell table:style-name="ce4"/>
          <table:table-cell table:number-columns-repeated="1015"/>
        </table:table-row>
        <table:table-row table:style-name="ro5">
          <table:table-cell table:number-columns-repeated="7"/>
          <table:table-cell office:value-type="float" office:value="49.6956">
            <text:p>49.695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49.5613">
            <text:p>49.56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60.5113">
            <text:p>60.5113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office:value-type="float" office:value="57.5545">
            <text:p>57.5545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58.0801">
            <text:p>58.080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56.922">
            <text:p>56.922</text:p>
          </table:table-cell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office:value-type="float" office:value="2">
            <text:p>2</text:p>
          </table:table-cell>
          <table:table-cell table:style-name="ce1" table:formula="of:=[.E21]*[.D21]" office:value-type="float" office:value="16">
            <text:p>16</text:p>
          </table:table-cell>
          <table:table-cell table:style-name="ce1" table:formula="of:=[.A21]/[.F21]" office:value-type="float" office:value="62500">
            <text:p>62500</text:p>
          </table:table-cell>
          <table:table-cell office:value-type="float" office:value="26.6625">
            <text:p>26.6625</text:p>
          </table:table-cell>
          <table:table-cell table:style-name="ce1" table:formula="of:=MAX([.H21:.H36])" office:value-type="float" office:value="30.6467">
            <text:p>30.6467</text:p>
          </table:table-cell>
          <table:table-cell table:style-name="ce1" table:formula="of:=([.I21]/[.A21])/[.C21]" office:value-type="float" office:value="0.000000612934">
            <text:p>0.000000612934</text:p>
          </table:table-cell>
          <table:table-cell table:number-columns-repeated="1014"/>
        </table:table-row>
        <table:table-row table:style-name="ro5">
          <table:table-cell table:number-columns-repeated="7"/>
          <table:table-cell office:value-type="float" office:value="26.5733">
            <text:p>26.5733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94">
            <text:p>26.499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4986">
            <text:p>26.498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30.6467">
            <text:p>30.6467</text:p>
          </table:table-cell>
          <table:table-cell table:number-columns-repeated="1016"/>
        </table:table-row>
        <table:table-row table:style-name="ro5">
          <table:table-cell table:style-name="ce1" table:number-columns-repeated="4"/>
          <table:table-cell table:number-columns-repeated="2"/>
          <table:table-cell table:style-name="ce1"/>
          <table:table-cell table:style-name="ce4" office:value-type="float" office:value="27.2218">
            <text:p>27.2218</text:p>
          </table:table-cell>
          <table:table-cell table:style-name="ce1" table:number-columns-repeated="2"/>
          <table:table-cell table:number-columns-repeated="1014"/>
        </table:table-row>
        <table:table-row table:style-name="ro5">
          <table:table-cell table:number-columns-repeated="7"/>
          <table:table-cell office:value-type="float" office:value="29.1478">
            <text:p>29.14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8814">
            <text:p>27.881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092">
            <text:p>26.7092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5059">
            <text:p>27.5059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7.9451">
            <text:p>27.9451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8268">
            <text:p>26.826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7384">
            <text:p>26.7384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378">
            <text:p>26.6378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0396">
            <text:p>26.0396</text:p>
          </table:table-cell>
          <table:table-cell table:number-columns-repeated="1016"/>
        </table:table-row>
        <table:table-row table:style-name="ro5">
          <table:table-cell table:number-columns-repeated="7"/>
          <table:table-cell office:value-type="float" office:value="26.6924">
            <text:p>26.6924</text:p>
          </table:table-cell>
          <table:table-cell table:number-columns-repeated="1016"/>
        </table:table-row>
        <table:table-row table:style-name="ro5" table:number-rows-repeated="104853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ld CPU+GPU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>
            <text:p>input SNPs</text:p>
          </table:table-cell>
          <table:table-cell table:style-name="ce1" office:value-type="string">
            <text:p>input SNPs length</text:p>
          </table:table-cell>
          <table:table-cell table:style-name="ce1" office:value-type="string">
            <text:p>iterations</text:p>
          </table:table-cell>
          <table:table-cell table:style-name="ce1" office:value-type="string">
            <text:p>GPUs</text:p>
          </table:table-cell>
          <table:table-cell table:style-name="ce1" office:value-type="string">
            <text:p>SNPs per GPU</text:p>
          </table:table-cell>
          <table:table-cell table:style-name="ce1" office:value-type="string">
            <text:p>run id</text:p>
          </table:table-cell>
          <table:table-cell table:style-name="ce1" office:value-type="string">
            <text:p>Iterations times (-disk IO)</text:p>
          </table:table-cell>
          <table:table-cell table:style-name="ce1" office:value-type="string">
            <text:p>comp prep times</text:p>
          </table:table-cell>
          <table:table-cell office:value-type="string">
            <text:p>comp times (-disk IO –prep)</text:p>
          </table:table-cell>
          <table:table-cell office:value-type="string">
            <text:p>IO times (may be affected by caching)</text:p>
          </table:table-cell>
          <table:table-cell table:style-name="ce1" office:value-type="string">
            <text:p>Max time</text:p>
          </table:table-cell>
          <table:table-cell table:style-name="ce1" office:value-type="string">
            <text:p>mean time per SNP per iteration</text:p>
          </table:table-cell>
          <table:table-cell>
            <draw:frame table:end-cell-address="'old CPU+GPU'.R36" table:end-x="0.1374in" table:end-y="0.1665in" draw:z-index="0" draw:style-name="gr1" svg:width="5.9406in" svg:height="6.6421in" svg:x="0.4236in" svg:y="0in">
              <draw:object draw:notify-on-update-of-ranges="'old CPU+GPU'.D2:'old CPU+GPU'.D21 'old CPU+GPU'.L2:'old CPU+GPU'.L2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1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">
            <text:p>1</text:p>
          </table:table-cell>
          <table:table-cell table:style-name="ce1" table:formula="of:=[.A2]/[.D2]" office:value-type="float" office:value="1000000">
            <text:p>1000000</text:p>
          </table:table-cell>
          <table:table-cell table:style-name="ce1" office:value-type="float" office:value="80025">
            <text:p>80025</text:p>
          </table:table-cell>
          <table:table-cell table:style-name="ce1" office:value-type="float" office:value="450.917">
            <text:p>450.917</text:p>
          </table:table-cell>
          <table:table-cell table:style-name="ce1" office:value-type="float" office:value="91.3396">
            <text:p>91.3396</text:p>
          </table:table-cell>
          <table:table-cell table:formula="of:=[.G2]-[.H2]" office:value-type="float" office:value="359.5774">
            <text:p>359.5774</text:p>
          </table:table-cell>
          <table:table-cell/>
          <table:table-cell table:style-name="ce1" table:formula="of:=MAX([.G2:.G3])" office:value-type="float" office:value="450.917">
            <text:p>450.917</text:p>
          </table:table-cell>
          <table:table-cell table:style-name="ce1" table:formula="of:=([.K2]/[.A2])/[.C2]" office:value-type="float" office:value="0.00000901834">
            <text:p>0.00000901834</text:p>
          </table:table-cell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2">
            <text:p>2</text:p>
          </table:table-cell>
          <table:table-cell table:style-name="ce1" table:formula="of:=[.A4]/[.D4]" office:value-type="float" office:value="500000">
            <text:p>500000</text:p>
          </table:table-cell>
          <table:table-cell table:style-name="ce1" office:value-type="float" office:value="80018">
            <text:p>80018</text:p>
          </table:table-cell>
          <table:table-cell table:style-name="ce1" office:value-type="float" office:value="206.417">
            <text:p>206.417</text:p>
          </table:table-cell>
          <table:table-cell table:style-name="ce1" office:value-type="float" office:value="44.1319">
            <text:p>44.1319</text:p>
          </table:table-cell>
          <table:table-cell table:formula="of:=[.G4]-[.H4]" office:value-type="float" office:value="162.2851">
            <text:p>162.2851</text:p>
          </table:table-cell>
          <table:table-cell/>
          <table:table-cell table:style-name="ce1" table:formula="of:=MAX([.G4:.G5])" office:value-type="float" office:value="209.82">
            <text:p>209.82</text:p>
          </table:table-cell>
          <table:table-cell table:style-name="ce1" table:formula="of:=([.K4]/[.A4])/[.C4]" office:value-type="float" office:value="0.0000041964">
            <text:p>0.000004196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209.82">
            <text:p>209.82</text:p>
          </table:table-cell>
          <table:table-cell office:value-type="float" office:value="37.9947">
            <text:p>37.9947</text:p>
          </table:table-cell>
          <table:table-cell table:formula="of:=[.G5]-[.H5]" office:value-type="float" office:value="171.8253">
            <text:p>171.8253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4">
            <text:p>4</text:p>
          </table:table-cell>
          <table:table-cell table:style-name="ce1" table:formula="of:=[.A7]/[.D7]" office:value-type="float" office:value="250000">
            <text:p>250000</text:p>
          </table:table-cell>
          <table:table-cell table:style-name="ce1" office:value-type="float" office:value="80020">
            <text:p>80020</text:p>
          </table:table-cell>
          <table:table-cell table:style-name="ce1" office:value-type="float" office:value="103.082">
            <text:p>103.082</text:p>
          </table:table-cell>
          <table:table-cell table:style-name="ce1" office:value-type="float" office:value="22.2482">
            <text:p>22.2482</text:p>
          </table:table-cell>
          <table:table-cell table:formula="of:=[.G7]-[.H7]" office:value-type="float" office:value="80.8338">
            <text:p>80.8338</text:p>
          </table:table-cell>
          <table:table-cell/>
          <table:table-cell table:style-name="ce1" table:formula="of:=MAX([.G7:.G10])" office:value-type="float" office:value="112.037">
            <text:p>112.037</text:p>
          </table:table-cell>
          <table:table-cell table:style-name="ce1" table:formula="of:=([.K7]/[.A7])/[.C7]" office:value-type="float" office:value="0.00000224074">
            <text:p>0.00000224074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111.42">
            <text:p>111.42</text:p>
          </table:table-cell>
          <table:table-cell office:value-type="float" office:value="18.6865">
            <text:p>18.6865</text:p>
          </table:table-cell>
          <table:table-cell table:formula="of:=[.G8]-[.H8]" office:value-type="float" office:value="92.7335">
            <text:p>92.7335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01.979">
            <text:p>101.979</text:p>
          </table:table-cell>
          <table:table-cell office:value-type="float" office:value="22.2881">
            <text:p>22.2881</text:p>
          </table:table-cell>
          <table:table-cell table:formula="of:=[.G9]-[.H9]" office:value-type="float" office:value="79.6909">
            <text:p>79.6909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style-name="ce1" office:value-type="float" office:value="112.037">
            <text:p>112.037</text:p>
          </table:table-cell>
          <table:table-cell office:value-type="float" office:value="18.6769">
            <text:p>18.6769</text:p>
          </table:table-cell>
          <table:table-cell table:formula="of:=[.G10]-[.H10]" office:value-type="float" office:value="93.3601">
            <text:p>93.3601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8">
            <text:p>8</text:p>
          </table:table-cell>
          <table:table-cell table:style-name="ce1" table:formula="of:=[.A12]/[.D12]" office:value-type="float" office:value="125000">
            <text:p>125000</text:p>
          </table:table-cell>
          <table:table-cell table:style-name="ce1" office:value-type="float" office:value="80021">
            <text:p>80021</text:p>
          </table:table-cell>
          <table:table-cell table:style-name="ce1" office:value-type="float" office:value="71.8739">
            <text:p>71.8739</text:p>
          </table:table-cell>
          <table:table-cell table:style-name="ce1" office:value-type="float" office:value="11.4009">
            <text:p>11.4009</text:p>
          </table:table-cell>
          <table:table-cell table:formula="of:=[.G12]-[.H12]" office:value-type="float" office:value="60.473">
            <text:p>60.473</text:p>
          </table:table-cell>
          <table:table-cell office:value-type="float" office:value="1.83031">
            <text:p>1.83031</text:p>
          </table:table-cell>
          <table:table-cell table:style-name="ce1" table:formula="of:=MAX([.G12:.G19])" office:value-type="float" office:value="71.9081">
            <text:p>71.9081</text:p>
          </table:table-cell>
          <table:table-cell table:style-name="ce1" table:formula="of:=([.K12]/[.A12])/[.C12]" office:value-type="float" office:value="0.000001438162">
            <text:p>0.000001438162</text:p>
          </table:table-cell>
          <table:table-cell table:number-columns-repeated="1012"/>
        </table:table-row>
        <table:table-row table:style-name="ro2">
          <table:table-cell table:number-columns-repeated="6"/>
          <table:table-cell table:style-name="ce1" office:value-type="float" office:value="61.649">
            <text:p>61.649</text:p>
          </table:table-cell>
          <table:table-cell office:value-type="float" office:value="9.62493">
            <text:p>9.62493</text:p>
          </table:table-cell>
          <table:table-cell table:formula="of:=[.G13]-[.H13]" office:value-type="float" office:value="52.02407">
            <text:p>52.02407</text:p>
          </table:table-cell>
          <table:table-cell office:value-type="float" office:value="12.2392">
            <text:p>12.239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8996">
            <text:p>71.8996</text:p>
          </table:table-cell>
          <table:table-cell office:value-type="float" office:value="11.2559">
            <text:p>11.2559</text:p>
          </table:table-cell>
          <table:table-cell table:formula="of:=[.G14]-[.H14]" office:value-type="float" office:value="60.6437">
            <text:p>60.6437</text:p>
          </table:table-cell>
          <table:table-cell office:value-type="float" office:value="1.8322">
            <text:p>1.832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6.2165">
            <text:p>56.2165</text:p>
          </table:table-cell>
          <table:table-cell office:value-type="float" office:value="9.33701">
            <text:p>9.33701</text:p>
          </table:table-cell>
          <table:table-cell table:formula="of:=[.G15]-[.H15]" office:value-type="float" office:value="46.87949">
            <text:p>46.87949</text:p>
          </table:table-cell>
          <table:table-cell office:value-type="float" office:value="17.6942">
            <text:p>17.6942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0214">
            <text:p>52.0214</text:p>
          </table:table-cell>
          <table:table-cell office:value-type="float" office:value="11.1896">
            <text:p>11.1896</text:p>
          </table:table-cell>
          <table:table-cell table:formula="of:=[.G16]-[.H16]" office:value-type="float" office:value="40.8318">
            <text:p>40.8318</text:p>
          </table:table-cell>
          <table:table-cell office:value-type="float" office:value="21.7059">
            <text:p>21.7059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2.4086">
            <text:p>52.4086</text:p>
          </table:table-cell>
          <table:table-cell office:value-type="float" office:value="9.34727">
            <text:p>9.34727</text:p>
          </table:table-cell>
          <table:table-cell table:formula="of:=[.G17]-[.H17]" office:value-type="float" office:value="43.06133">
            <text:p>43.06133</text:p>
          </table:table-cell>
          <table:table-cell office:value-type="float" office:value="21.4834">
            <text:p>21.483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71.9081">
            <text:p>71.9081</text:p>
          </table:table-cell>
          <table:table-cell office:value-type="float" office:value="11.4917">
            <text:p>11.4917</text:p>
          </table:table-cell>
          <table:table-cell table:formula="of:=[.G18]-[.H18]" office:value-type="float" office:value="60.4164">
            <text:p>60.4164</text:p>
          </table:table-cell>
          <table:table-cell office:value-type="float" office:value="1.79274">
            <text:p>1.79274</text:p>
          </table:table-cell>
          <table:table-cell table:number-columns-repeated="1014"/>
        </table:table-row>
        <table:table-row table:style-name="ro2">
          <table:table-cell table:number-columns-repeated="6"/>
          <table:table-cell table:style-name="ce1" office:value-type="float" office:value="55.5163">
            <text:p>55.5163</text:p>
          </table:table-cell>
          <table:table-cell office:value-type="float" office:value="9.34155">
            <text:p>9.34155</text:p>
          </table:table-cell>
          <table:table-cell table:formula="of:=[.G19]-[.H19]" office:value-type="float" office:value="46.17475">
            <text:p>46.17475</text:p>
          </table:table-cell>
          <table:table-cell office:value-type="float" office:value="18.3684">
            <text:p>18.3684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float" office:value="1000000">
            <text:p>1000000</text:p>
          </table:table-cell>
          <table:table-cell table:style-name="ce1" office:value-type="float" office:value="4892">
            <text:p>4892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16">
            <text:p>16</text:p>
          </table:table-cell>
          <table:table-cell table:style-name="ce1" table:formula="of:=[.A21]/[.D21]" office:value-type="float" office:value="62500">
            <text:p>62500</text:p>
          </table:table-cell>
          <table:table-cell table:style-name="ce1" office:value-type="float" office:value="80028">
            <text:p>80028</text:p>
          </table:table-cell>
          <table:table-cell office:value-type="float" office:value="28.3919">
            <text:p>28.3919</text:p>
          </table:table-cell>
          <table:table-cell table:style-name="ce1" office:value-type="float" office:value="5.73822">
            <text:p>5.73822</text:p>
          </table:table-cell>
          <table:table-cell table:formula="of:=[.G21]-[.H21]" office:value-type="float" office:value="22.65368">
            <text:p>22.65368</text:p>
          </table:table-cell>
          <table:table-cell office:value-type="float" office:value="18.0722">
            <text:p>18.0722</text:p>
          </table:table-cell>
          <table:table-cell table:style-name="ce1" table:formula="of:=MAX([.G21:.G36])" office:value-type="float" office:value="44.1621">
            <text:p>44.1621</text:p>
          </table:table-cell>
          <table:table-cell table:style-name="ce1" table:formula="of:=([.K21]/[.A21])/[.C21]" office:value-type="float" office:value="0.000000883242">
            <text:p>0.000000883242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27.5764">
            <text:p>27.5764</text:p>
          </table:table-cell>
          <table:table-cell office:value-type="float" office:value="5.73426">
            <text:p>5.73426</text:p>
          </table:table-cell>
          <table:table-cell table:formula="of:=[.G22]-[.H22]" office:value-type="float" office:value="21.84214">
            <text:p>21.84214</text:p>
          </table:table-cell>
          <table:table-cell office:value-type="float" office:value="18.8568">
            <text:p>18.85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8.0427">
            <text:p>28.0427</text:p>
          </table:table-cell>
          <table:table-cell office:value-type="float" office:value="4.77782">
            <text:p>4.77782</text:p>
          </table:table-cell>
          <table:table-cell table:formula="of:=[.G23]-[.H23]" office:value-type="float" office:value="23.26488">
            <text:p>23.26488</text:p>
          </table:table-cell>
          <table:table-cell office:value-type="float" office:value="18.5068">
            <text:p>18.50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5724">
            <text:p>43.5724</text:p>
          </table:table-cell>
          <table:table-cell office:value-type="float" office:value="5.70123">
            <text:p>5.70123</text:p>
          </table:table-cell>
          <table:table-cell table:formula="of:=[.G24]-[.H24]" office:value-type="float" office:value="37.87117">
            <text:p>37.87117</text:p>
          </table:table-cell>
          <table:table-cell office:value-type="float" office:value="17.4819">
            <text:p>17.4819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9.0759">
            <text:p>29.0759</text:p>
          </table:table-cell>
          <table:table-cell office:value-type="float" office:value="4.75145">
            <text:p>4.75145</text:p>
          </table:table-cell>
          <table:table-cell table:formula="of:=[.G25]-[.H25]" office:value-type="float" office:value="24.32445">
            <text:p>24.32445</text:p>
          </table:table-cell>
          <table:table-cell office:value-type="float" office:value="2.86657">
            <text:p>2.8665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446">
            <text:p>44.0446</text:p>
          </table:table-cell>
          <table:table-cell office:value-type="float" office:value="5.72974">
            <text:p>5.72974</text:p>
          </table:table-cell>
          <table:table-cell table:formula="of:=[.G26]-[.H26]" office:value-type="float" office:value="38.31486">
            <text:p>38.31486</text:p>
          </table:table-cell>
          <table:table-cell office:value-type="float" office:value="2.50416">
            <text:p>2.50416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2455">
            <text:p>43.2455</text:p>
          </table:table-cell>
          <table:table-cell office:value-type="float" office:value="4.72081">
            <text:p>4.72081</text:p>
          </table:table-cell>
          <table:table-cell table:formula="of:=[.G27]-[.H27]" office:value-type="float" office:value="38.52469">
            <text:p>38.52469</text:p>
          </table:table-cell>
          <table:table-cell office:value-type="float" office:value="3.1924">
            <text:p>3.1924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8599">
            <text:p>43.8599</text:p>
          </table:table-cell>
          <table:table-cell office:value-type="float" office:value="4.74331">
            <text:p>4.74331</text:p>
          </table:table-cell>
          <table:table-cell table:formula="of:=[.G28]-[.H28]" office:value-type="float" office:value="39.11659">
            <text:p>39.11659</text:p>
          </table:table-cell>
          <table:table-cell office:value-type="float" office:value="2.68151">
            <text:p>2.6815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721">
            <text:p>27.721</text:p>
          </table:table-cell>
          <table:table-cell office:value-type="float" office:value="5.75877">
            <text:p>5.75877</text:p>
          </table:table-cell>
          <table:table-cell table:formula="of:=[.G29]-[.H29]" office:value-type="float" office:value="21.96223">
            <text:p>21.96223</text:p>
          </table:table-cell>
          <table:table-cell office:value-type="float" office:value="18.7707">
            <text:p>18.7707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27.5754">
            <text:p>27.5754</text:p>
          </table:table-cell>
          <table:table-cell office:value-type="float" office:value="4.68078">
            <text:p>4.68078</text:p>
          </table:table-cell>
          <table:table-cell table:formula="of:=[.G30]-[.H30]" office:value-type="float" office:value="22.89462">
            <text:p>22.89462</text:p>
          </table:table-cell>
          <table:table-cell office:value-type="float" office:value="18.993">
            <text:p>18.99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6682">
            <text:p>43.6682</text:p>
          </table:table-cell>
          <table:table-cell office:value-type="float" office:value="5.72493">
            <text:p>5.72493</text:p>
          </table:table-cell>
          <table:table-cell table:formula="of:=[.G31]-[.H31]" office:value-type="float" office:value="37.94327">
            <text:p>37.94327</text:p>
          </table:table-cell>
          <table:table-cell office:value-type="float" office:value="2.79712">
            <text:p>2.79712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1621">
            <text:p>44.1621</text:p>
          </table:table-cell>
          <table:table-cell office:value-type="float" office:value="4.76391">
            <text:p>4.76391</text:p>
          </table:table-cell>
          <table:table-cell table:formula="of:=[.G32]-[.H32]" office:value-type="float" office:value="39.39819">
            <text:p>39.39819</text:p>
          </table:table-cell>
          <table:table-cell office:value-type="float" office:value="2.40368">
            <text:p>2.40368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3.3578">
            <text:p>43.3578</text:p>
          </table:table-cell>
          <table:table-cell office:value-type="float" office:value="5.74266">
            <text:p>5.74266</text:p>
          </table:table-cell>
          <table:table-cell table:formula="of:=[.G33]-[.H33]" office:value-type="float" office:value="37.61514">
            <text:p>37.61514</text:p>
          </table:table-cell>
          <table:table-cell office:value-type="float" office:value="3.0933">
            <text:p>3.0933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4.0285">
            <text:p>44.0285</text:p>
          </table:table-cell>
          <table:table-cell office:value-type="float" office:value="4.73404">
            <text:p>4.73404</text:p>
          </table:table-cell>
          <table:table-cell table:formula="of:=[.G34]-[.H34]" office:value-type="float" office:value="39.29446">
            <text:p>39.29446</text:p>
          </table:table-cell>
          <table:table-cell office:value-type="float" office:value="2.5265">
            <text:p>2.5265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41.6189">
            <text:p>41.6189</text:p>
          </table:table-cell>
          <table:table-cell office:value-type="float" office:value="5.55258">
            <text:p>5.55258</text:p>
          </table:table-cell>
          <table:table-cell table:formula="of:=[.G35]-[.H35]" office:value-type="float" office:value="36.06632">
            <text:p>36.06632</text:p>
          </table:table-cell>
          <table:table-cell office:value-type="float" office:value="4.84011">
            <text:p>4.84011</text:p>
          </table:table-cell>
          <table:table-cell table:number-columns-repeated="1014"/>
        </table:table-row>
        <table:table-row table:style-name="ro2">
          <table:table-cell table:number-columns-repeated="6"/>
          <table:table-cell office:value-type="float" office:value="39.3778">
            <text:p>39.3778</text:p>
          </table:table-cell>
          <table:table-cell office:value-type="float" office:value="4.96278">
            <text:p>4.96278</text:p>
          </table:table-cell>
          <table:table-cell table:formula="of:=[.G36]-[.H36]" office:value-type="float" office:value="34.41502">
            <text:p>34.41502</text:p>
          </table:table-cell>
          <table:table-cell office:value-type="float" office:value="7.1844">
            <text:p>7.1844</text:p>
          </table:table-cell>
          <table:table-cell table:number-columns-repeated="1014"/>
        </table:table-row>
        <table:table-row table:style-name="ro2">
          <table:table-cell table:style-name="ce6" table:number-columns-repeated="8"/>
          <table:table-cell table:number-columns-repeated="2"/>
          <table:table-cell table:style-name="ce6" table:number-columns-repeated="1014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38]/[.D38]" office:value-type="float" office:value="12500">
            <text:p>12500</text:p>
          </table:table-cell>
          <table:table-cell table:style-name="ce1"/>
          <table:table-cell table:style-name="ce2" office:value-type="float" office:value="21.2543">
            <text:p>21.2543</text:p>
          </table:table-cell>
          <table:table-cell table:style-name="ce2"/>
          <table:table-cell table:formula="of:=[.G38]-[.H38]" office:value-type="float" office:value="21.2543">
            <text:p>21.2543</text:p>
          </table:table-cell>
          <table:table-cell/>
          <table:table-cell table:style-name="ce2" table:formula="of:=MAX([.G38:.G39])" office:value-type="float" office:value="21.5055">
            <text:p>21.5055</text:p>
          </table:table-cell>
          <table:table-cell table:style-name="ce1" table:formula="of:=([.K38]/[.A38])/[.C38]" office:value-type="float" office:value="0.0000043011">
            <text:p>0.0000043011</text:p>
          </table:table-cell>
          <table:table-cell table:style-name="ce2"/>
          <table:table-cell table:style-name="ce6" table:number-columns-repeated="1011"/>
        </table:table-row>
        <table:table-row table:style-name="ro2">
          <table:table-cell table:style-name="ce2" table:number-columns-repeated="6"/>
          <table:table-cell table:style-name="ce2" office:value-type="float" office:value="21.5055">
            <text:p>21.5055</text:p>
          </table:table-cell>
          <table:table-cell table:style-name="ce2"/>
          <table:table-cell table:formula="of:=[.G39]-[.H39]" office:value-type="float" office:value="21.5055">
            <text:p>21.5055</text:p>
          </table:table-cell>
          <table:table-cell/>
          <table:table-cell table:style-name="ce2" table:number-columns-repeated="3"/>
          <table:table-cell table:style-name="ce6" table:number-columns-repeated="1011"/>
        </table:table-row>
        <table:table-row table:style-name="ro2" table:number-rows-repeated="6">
          <table:table-cell table:style-name="ce2" table:number-columns-repeated="8"/>
          <table:table-cell table:number-columns-repeated="2"/>
          <table:table-cell table:style-name="ce2" table:number-columns-repeated="3"/>
          <table:table-cell table:style-name="ce6" table:number-columns-repeated="1011"/>
        </table:table-row>
        <table:table-row table:style-name="ro2">
          <table:table-cell office:value-type="float" office:value="100000">
            <text:p>100000</text:p>
          </table:table-cell>
          <table:table-cell office:value-type="float" office:value="4892">
            <text:p>489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style-name="ce1" table:formula="of:=[.A46]/[.D46]" office:value-type="float" office:value="12500">
            <text:p>12500</text:p>
          </table:table-cell>
          <table:table-cell table:style-name="ce1"/>
          <table:table-cell office:value-type="float" office:value="7.98173">
            <text:p>7.98173</text:p>
          </table:table-cell>
          <table:table-cell table:style-name="ce1" office:value-type="float" office:value="1.2285">
            <text:p>1.2285</text:p>
          </table:table-cell>
          <table:table-cell table:style-name="ce2" table:formula="of:=[.G46]-[.H46]" office:value-type="float" office:value="6.75323">
            <text:p>6.75323</text:p>
          </table:table-cell>
          <table:table-cell table:style-name="ce2"/>
          <table:table-cell table:style-name="ce1" table:formula="of:=MAX([.I46:.I53])" office:value-type="float" office:value="7.2438">
            <text:p>7.2438</text:p>
          </table:table-cell>
          <table:table-cell table:style-name="ce1" table:formula="of:=([.K46]/[.A46])/[.C46]" office:value-type="float" office:value="0.00000144876">
            <text:p>0.00000144876</text:p>
          </table:table-cell>
          <table:table-cell table:number-columns-repeated="1012"/>
        </table:table-row>
        <table:table-row table:style-name="ro2">
          <table:table-cell table:number-columns-repeated="6"/>
          <table:table-cell office:value-type="float" office:value="7.99703">
            <text:p>7.99703</text:p>
          </table:table-cell>
          <table:table-cell office:value-type="float" office:value="0.937922">
            <text:p>0.937922</text:p>
          </table:table-cell>
          <table:table-cell table:style-name="ce2" table:formula="of:=[.G47]-[.H47]" office:value-type="float" office:value="7.059108">
            <text:p>7.05910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1098">
            <text:p>8.01098</text:p>
          </table:table-cell>
          <table:table-cell office:value-type="float" office:value="1.22111">
            <text:p>1.22111</text:p>
          </table:table-cell>
          <table:table-cell table:style-name="ce2" table:formula="of:=[.G48]-[.H48]" office:value-type="float" office:value="6.78987">
            <text:p>6.7898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0164">
            <text:p>8.00164</text:p>
          </table:table-cell>
          <table:table-cell office:value-type="float" office:value="0.937971">
            <text:p>0.937971</text:p>
          </table:table-cell>
          <table:table-cell table:style-name="ce2" table:formula="of:=[.G49]-[.H49]" office:value-type="float" office:value="7.063669">
            <text:p>7.063669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09225">
            <text:p>8.09225</text:p>
          </table:table-cell>
          <table:table-cell office:value-type="float" office:value="1.22919">
            <text:p>1.22919</text:p>
          </table:table-cell>
          <table:table-cell table:style-name="ce2" table:formula="of:=[.G50]-[.H50]" office:value-type="float" office:value="6.86306">
            <text:p>6.86306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8.18128">
            <text:p>8.18128</text:p>
          </table:table-cell>
          <table:table-cell office:value-type="float" office:value="0.93748">
            <text:p>0.93748</text:p>
          </table:table-cell>
          <table:table-cell table:style-name="ce2" table:formula="of:=[.G51]-[.H51]" office:value-type="float" office:value="7.2438">
            <text:p>7.2438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97189">
            <text:p>7.97189</text:p>
          </table:table-cell>
          <table:table-cell office:value-type="float" office:value="1.53562">
            <text:p>1.53562</text:p>
          </table:table-cell>
          <table:table-cell table:style-name="ce2" table:formula="of:=[.G52]-[.H52]" office:value-type="float" office:value="6.43627">
            <text:p>6.43627</text:p>
          </table:table-cell>
          <table:table-cell table:style-name="ce2"/>
          <table:table-cell table:number-columns-repeated="1014"/>
        </table:table-row>
        <table:table-row table:style-name="ro2">
          <table:table-cell table:number-columns-repeated="6"/>
          <table:table-cell office:value-type="float" office:value="7.8552">
            <text:p>7.8552</text:p>
          </table:table-cell>
          <table:table-cell office:value-type="float" office:value="1.21894">
            <text:p>1.21894</text:p>
          </table:table-cell>
          <table:table-cell table:style-name="ce2" table:formula="of:=[.G53]-[.H53]" office:value-type="float" office:value="6.63626">
            <text:p>6.63626</text:p>
          </table:table-cell>
          <table:table-cell table:style-name="ce2"/>
          <table:table-cell table:number-columns-repeated="1014"/>
        </table:table-row>
        <table:table-row table:style-name="ro2" table:number-rows-repeated="6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1"/>
      <number:text>%</number:text>
    </number:number-style>
    <number:number-style style:name="N121P0" style:volatile="true">
      <number:text>$ </number:text>
      <number:number number:decimal-places="2" number:min-integer-digits="1" number:grouping="true"/>
      <number:text> </number:text>
    </number:number-style>
    <number:number-style style:name="N121P1" style:volatile="true">
      <number:text>$ (</number:text>
      <number:number number:decimal-places="2" number:min-integer-digits="1" number:grouping="true"/>
      <number:text>)</number:text>
    </number:number-style>
    <number:number-style style:name="N121P2" style:volatile="true">
      <number:text>$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4P0" style:volatile="true">
      <number:text>$ </number:text>
      <number:number number:decimal-places="0" number:min-integer-digits="1" number:grouping="true"/>
      <number:text> </number:text>
    </number:number-style>
    <number:number-style style:name="N124P1" style:volatile="true">
      <number:text>$ (</number:text>
      <number:number number:decimal-places="0" number:min-integer-digits="1" number:grouping="true"/>
      <number:text>)</number:text>
    </number:number-style>
    <number:number-style style:name="N124P2" style:volatile="true">
      <number:text>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18">
      <number:text>$ </number:text>
      <number:number number:decimal-places="2" number:min-integer-digits="1" number:grouping="true"/>
      <number:text> </number:text>
    </number:number-style>
    <number:number-style style:name="N119">
      <number:text>$ (</number:text>
      <number:number number:decimal-places="2" number:min-integer-digits="1" number:grouping="true"/>
      <number:text>)</number:text>
    </number:number-style>
    <number:number-style style:name="N120">
      <number:text>$ - </number:text>
    </number:number-style>
    <number:number-style style:name="N122">
      <number:text>$ </number:text>
      <number:number number:decimal-places="0" number:min-integer-digits="1" number:grouping="true"/>
      <number:text> </number:text>
    </number:number-style>
    <number:number-style style:name="N123">
      <number:text>$ (</number:text>
      <number:number number:decimal-places="0" number:min-integer-digits="1" number:grouping="true"/>
      <number:text>)</number:text>
    </number:number-style>
    <number:number-style style:name="N125">
      <number:number number:decimal-places="2" number:min-integer-digits="1" number:grouping="true"/>
      <number:text> </number:text>
    </number:number-style>
    <number:number-style style:name="N126">
      <number:text>(</number:text>
      <number:number number:decimal-places="2" number:min-integer-digits="1" number:grouping="true"/>
      <number:text>)</number:text>
    </number:number-style>
    <number:number-style style:name="N127">
      <number:text>- </number:text>
    </number:number-style>
    <number:number-style style:name="N129">
      <number:number number:decimal-places="0" number:min-integer-digits="1" number:grouping="true"/>
      <number:text> </number:text>
    </number:number-style>
    <number:number-style style:name="N130">
      <number:text>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17"/>
    <style:style style:name="Currency" style:family="table-cell" style:parent-style-name="Default" style:data-style-name="N121"/>
    <style:style style:name="Currency_5b_0_5d_" style:display-name="Currency[0]" style:family="table-cell" style:parent-style-name="Default" style:data-style-name="N124"/>
    <style:style style:name="Comma" style:family="table-cell" style:parent-style-name="Default" style:data-style-name="N128"/>
    <style:style style:name="Comma_5b_0_5d_" style:display-name="Comma[0]" style:family="table-cell" style:parent-style-name="Default" style:data-style-name="N131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0">05/10/2011</text:date>, <text:time>17:43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5-10T17:43:17</dc:date>
    <meta:print-date>1969-12-31T16:00:00</meta:print-date>
    <dc:creator>user </dc:creator>
    <meta:editing-duration>PT29H06M30S</meta:editing-duration>
    <meta:editing-cycles>91</meta:editing-cycles>
    <meta:generator>OpenOffice.org/3.2$Unix OpenOffice.org_project/320m12$Build-9483</meta:generator>
    <meta:document-statistic meta:table-count="6" meta:cell-count="83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CPU+GPU'.D2:'CPU+GPU'.D21 'CPU+GPU'.N2:'CPU+GPU'.N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+GPU'.N2:'CPU+GPU'.N21" chart:class="chart:scatter">
            <chart:domain table:cell-range-address="'CPU+GPU'.D2:'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+GPU'.D2:'CPU+GPU'.D21">1</text:p>
              </table:table-cell>
              <table:table-cell office:value-type="float" office:value="0.0000089679">
                <text:p text:id="'CPU+GPU'.N2:'CPU+GPU'.N21">0.00000896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0508">
                <text:p>0.00000410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3854704">
                <text:p>0.000002038547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62936">
                <text:p>0.0000010629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7616936">
                <text:p>0.000000576169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9cm" svg:height="16.872cm" xlink:href=".." chart:class="chart:scatter" chart:style-name="ch1">
        <chart:title svg:x="5.269cm" svg:y="0.338cm" chart:style-name="ch2">
          <text:p>GPU PLM on Longhorn</text:p>
        </chart:title>
        <chart:plot-area chart:style-name="ch3" table:cell-range-address="'old CPU+GPU'.D2:'old CPU+GPU'.D21 'old CPU+GPU'.L2:'old CPU+GPU'.L21" svg:x="0.401cm" svg:y="1.178cm" svg:width="14.388cm" svg:height="15.221cm">
          <chart:axis chart:dimension="x" chart:name="primary-x" chart:style-name="ch4">
            <chart:title svg:x="7.457cm" svg:y="16.164cm" chart:style-name="ch5">
              <text:p>GPUs</text:p>
            </chart:title>
          </chart:axis>
          <chart:axis chart:dimension="y" chart:name="primary-y" chart:style-name="ch6">
            <chart:title svg:x="0.302cm" svg:y="10.354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+GPU'.L2:'old CPU+GPU'.L21" chart:class="chart:scatter">
            <chart:domain table:cell-range-address="'old CPU+GPU'.D2:'old CPU+GPU'.D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+GPU'.D2:'old CPU+GPU'.D21">1</text:p>
              </table:table-cell>
              <table:table-cell office:value-type="float" office:value="0.00000901834">
                <text:p text:id="'old CPU+GPU'.L2:'old CPU+GPU'.L21">0.000009018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1964">
                <text:p>0.00000419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24074">
                <text:p>0.00000224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438162">
                <text:p>0.0000014381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883242">
                <text:p>0.0000008832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interval-major="1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636cm" svg:height="11.388cm" xlink:href=".." chart:class="chart:scatter" chart:style-name="ch1">
        <chart:title svg:x="4.593cm" svg:y="0.228cm" chart:style-name="ch2">
          <text:p>CPU MPI PLM on Longhorn</text:p>
        </chart:title>
        <chart:plot-area chart:style-name="ch3" table:cell-range-address="'CPU single node'.D2:'CPU single node'.D12 'CPU single node'.H2:'CPU single node'.H12" svg:x="0.383cm" svg:y="0.958cm" svg:width="13.961cm" svg:height="10.177cm">
          <chart:axis chart:dimension="x" chart:name="primary-x" chart:style-name="ch4">
            <chart:title svg:x="6.868cm" svg:y="10.79cm" chart:style-name="ch5">
              <text:p>CPU cores</text:p>
            </chart:title>
          </chart:axis>
          <chart:axis chart:dimension="y" chart:name="primary-y" chart:style-name="ch6">
            <chart:title svg:x="0.293cm" svg:y="7.61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single node'.H2:'CPU single node'.H12" chart:class="chart:scatter">
            <chart:domain table:cell-range-address="'CPU single node'.D2:'CPU single node'.D12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single node'.D2:'CPU single node'.D12">1</text:p>
              </table:table-cell>
              <table:table-cell office:value-type="float" office:value="0.00000896594">
                <text:p text:id="'CPU single node'.H2:'CPU single node'.H12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6915">
                <text:p>0.00000269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769638">
                <text:p>0.0000017696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2.168cm" xlink:href=".." chart:class="chart:scatter" chart:style-name="ch1">
        <chart:title svg:x="4.348cm" svg:y="0.244cm" chart:style-name="ch2">
          <text:p>CPU MPI PLM on Longhorn</text:p>
        </chart:title>
        <chart:plot-area chart:style-name="ch3" table:cell-range-address="'CPU multi node'.F2:'CPU multi node'.F21 'CPU multi node'.N2:'CPU multi node'.N21" svg:x="0.363cm" svg:y="0.99cm" svg:width="13.502cm" svg:height="10.893cm">
          <chart:axis chart:dimension="x" chart:name="primary-x" chart:style-name="ch4">
            <chart:title svg:x="6.275cm" svg:y="11.554cm" chart:style-name="ch5">
              <text:p>total CPU cores</text:p>
            </chart:title>
          </chart:axis>
          <chart:axis chart:dimension="y" chart:name="primary-y" chart:style-name="ch6">
            <chart:title svg:x="0.283cm" svg:y="8.002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CPU multi node'.N2:'CPU multi node'.N21" chart:class="chart:scatter">
            <chart:domain table:cell-range-address="'CPU multi node'.F2:'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CPU multi node'.F2:'CPU multi node'.F21">1</text:p>
              </table:table-cell>
              <table:table-cell office:value-type="float" office:value="0.000008924459">
                <text:p text:id="'CPU multi node'.N2:'CPU multi node'.N21">0.00000892445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382635256">
                <text:p>0.000003826352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01891674">
                <text:p>0.000002018916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01777446">
                <text:p>0.000001017774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52383478">
                <text:p>0.0000005238347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6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6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47cm" svg:height="11.773cm" xlink:href=".." chart:class="chart:scatter" chart:style-name="ch1">
        <chart:title svg:x="4.348cm" svg:y="0.236cm" chart:style-name="ch2">
          <text:p>CPU MPI PLM on Longhorn</text:p>
        </chart:title>
        <chart:plot-area chart:style-name="ch3" table:cell-range-address="'old CPU multi node'.F2:'old CPU multi node'.F21 'old CPU multi node'.J2:'old CPU multi node'.J21" svg:x="0.363cm" svg:y="0.974cm" svg:width="13.502cm" svg:height="10.53cm">
          <chart:axis chart:dimension="x" chart:name="primary-x" chart:style-name="ch4">
            <chart:title svg:x="6.275cm" svg:y="11.167cm" chart:style-name="ch5">
              <text:p>total CPU cores</text:p>
            </chart:title>
          </chart:axis>
          <chart:axis chart:dimension="y" chart:name="primary-y" chart:style-name="ch6">
            <chart:title svg:x="0.283cm" svg:y="7.805cm" chart:style-name="ch7">
              <text:p>time per SNP per iteration</text:p>
            </chart:title>
            <chart:grid chart:style-name="ch8" chart:class="major"/>
          </chart:axis>
          <chart:series chart:style-name="ch9" chart:values-cell-range-address="'old CPU multi node'.J2:'old CPU multi node'.J21" chart:class="chart:scatter">
            <chart:domain table:cell-range-address="'old CPU multi node'.F2:'old CPU multi node'.F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old CPU multi node'.F2:'old CPU multi node'.F21">1</text:p>
              </table:table-cell>
              <table:table-cell office:value-type="float" office:value="0.00000896594">
                <text:p text:id="'old CPU multi node'.J2:'old CPU multi node'.J21">0.000008965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424136">
                <text:p>0.00000424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0000021323">
                <text:p>0.00000213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0.000001210226">
                <text:p>0.0000012102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0.000000612934">
                <text:p>0.0000006129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